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4cm"/>
    </style:style>
    <style:style style:name="co2" style:family="table-column">
      <style:table-column-properties fo:break-before="auto" style:column-width="2.342cm"/>
    </style:style>
    <style:style style:name="co3" style:family="table-column">
      <style:table-column-properties fo:break-before="auto" style:column-width="1.917cm"/>
    </style:style>
    <style:style style:name="co4" style:family="table-column">
      <style:table-column-properties fo:break-before="auto" style:column-width="3.849cm"/>
    </style:style>
    <style:style style:name="co5" style:family="table-column">
      <style:table-column-properties fo:break-before="auto" style:column-width="4.422cm"/>
    </style:style>
    <style:style style:name="co6" style:family="table-column">
      <style:table-column-properties fo:break-before="auto" style:column-width="3.933cm"/>
    </style:style>
    <style:style style:name="co7" style:family="table-column">
      <style:table-column-properties fo:break-before="auto" style:column-width="4.337cm"/>
    </style:style>
    <style:style style:name="co8" style:family="table-column">
      <style:table-column-properties fo:break-before="auto" style:column-width="0.679cm"/>
    </style:style>
    <style:style style:name="co9" style:family="table-column">
      <style:table-column-properties fo:break-before="auto" style:column-width="2.3cm"/>
    </style:style>
    <style:style style:name="co10" style:family="table-column">
      <style:table-column-properties fo:break-before="auto" style:column-width="2.51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0.658cm"/>
    </style:style>
    <style:style style:name="co13" style:family="table-column">
      <style:table-column-properties fo:break-before="auto" style:column-width="2.681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padding="0.035cm" fo:border-right="none" style:rotation-angle="0" style:rotation-align="none" fo:border-top="2.01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999999" fo:background-color="#eeeee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2.01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0.74pt solid #999999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0.74pt solid #999999" fo:background-color="#eeeee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2.01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0.74pt solid #999999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2.01pt solid #000000" style:diagonal-bl-tr="none" style:diagonal-tl-br="none" style:text-align-source="fix" style:repeat-content="false" fo:background-color="transparent" fo:wrap-option="no-wrap" fo:border-left="none" style:direction="ltr" fo:padding="0.035cm" fo:border-right="none" style:rotation-angle="0" style:rotation-align="none" fo:border-top="0.74pt solid #999999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0">
      <style:table-cell-properties fo:border-bottom="2.01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0.74pt solid #999999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2.01pt solid #000000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" style:family="table-cell" style:parent-style-name="Default" style:data-style-name="N100">
      <style:table-cell-properties fo:border-bottom="2.01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0.74pt solid #000000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" style:family="table-cell" style:parent-style-name="Default" style:data-style-name="N0">
      <style:table-cell-properties fo:border-bottom="2.01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0.74pt solid #000000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2.24pt solid #000000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2.24pt solid #000000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order-bottom="2.01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0.74pt solid #999999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2.01pt solid #000000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2.01pt solid #000000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uzzle8Tabel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default-cell-style-name="Default"/>
        <table:table-column table:style-name="co11" table:number-columns-repeated="3" table:default-cell-style-name="Default"/>
        <table:table-row table:style-name="ro1">
          <table:table-cell table:number-columns-repeated="17"/>
        </table:table-row>
        <table:table-row table:style-name="ro1">
          <table:table-cell table:style-name="ce9" office:value-type="string" calcext:value-type="string" table:number-columns-spanned="7" table:number-rows-spanned="1">
            <text:p>Tabelas Gerais</text:p>
          </table:table-cell>
          <table:covered-table-cell table:number-columns-repeated="6"/>
          <table:table-cell/>
          <table:table-cell table:style-name="ce9" office:value-type="string" calcext:value-type="string" table:number-columns-spanned="4" table:number-rows-spanned="1">
            <text:p>Tempos de execução</text:p>
          </table:table-cell>
          <table:covered-table-cell table:number-columns-repeated="3"/>
          <table:table-cell/>
          <table:table-cell table:style-name="ce9" office:value-type="string" calcext:value-type="string" table:number-columns-spanned="4" table:number-rows-spanned="1">
            <text:p>Estados Visitados</text:p>
          </table:table-cell>
          <table:covered-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style-name="ce10" office:value-type="string" calcext:value-type="string">
            <text:p>Problema</text:p>
          </table:table-cell>
          <table:table-cell table:style-name="ce10" office:value-type="string" calcext:value-type="string">
            <text:p>Algoritmo</text:p>
          </table:table-cell>
          <table:table-cell table:style-name="ce10" office:value-type="string" calcext:value-type="string">
            <text:p>Solução</text:p>
          </table:table-cell>
          <table:table-cell table:style-name="ce10" office:value-type="string" calcext:value-type="string">
            <text:p>Custo da Solução</text:p>
          </table:table-cell>
          <table:table-cell table:style-name="ce10" office:value-type="string" calcext:value-type="string">
            <text:p>Estados Expandidos</text:p>
          </table:table-cell>
          <table:table-cell table:style-name="ce10" office:value-type="string" calcext:value-type="string">
            <text:p>Estados Visitados</text:p>
          </table:table-cell>
          <table:table-cell table:style-name="ce10" office:value-type="string" calcext:value-type="string">
            <text:p>Tempo de Execução</text:p>
          </table:table-cell>
          <table:table-cell table:style-name="ce13"/>
          <table:table-cell table:style-name="ce19"/>
          <table:table-cell table:style-name="ce10" office:value-type="string" calcext:value-type="string">
            <text:p>Paralelo 1</text:p>
          </table:table-cell>
          <table:table-cell table:style-name="ce10" office:value-type="string" calcext:value-type="string">
            <text:p>Paralelo 2</text:p>
          </table:table-cell>
          <table:table-cell table:style-name="ce10" office:value-type="string" calcext:value-type="string">
            <text:p>Sequencial</text:p>
          </table:table-cell>
          <table:table-cell table:style-name="ce13"/>
          <table:table-cell table:style-name="ce19"/>
          <table:table-cell table:style-name="ce19" office:value-type="string" calcext:value-type="string">
            <text:p>Paralelo 1</text:p>
          </table:table-cell>
          <table:table-cell table:style-name="ce19" office:value-type="string" calcext:value-type="string">
            <text:p>Paralelo 2</text:p>
          </table:table-cell>
          <table:table-cell table:style-name="ce19" office:value-type="string" calcext:value-type="string">
            <text:p>Sequencial</text:p>
          </table:table-cell>
        </table:table-row>
        <table:table-row table:style-name="ro1">
          <table:table-cell table:style-name="ce11" office:value-type="string" calcext:value-type="string">
            <text:p>Fácil1</text:p>
          </table:table-cell>
          <table:table-cell table:style-name="ce15" office:value-type="string" calcext:value-type="string">
            <text:p>Sequencial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3" calcext:value-type="float">
            <text:p>193</text:p>
          </table:table-cell>
          <table:table-cell table:style-name="ce15" office:value-type="float" office:value="118" calcext:value-type="float">
            <text:p>118</text:p>
          </table:table-cell>
          <table:table-cell table:style-name="ce15" office:value-type="float" office:value="0.000111" calcext:value-type="float">
            <text:p>0,000111</text:p>
          </table:table-cell>
          <table:table-cell table:style-name="ce13"/>
          <table:table-cell table:style-name="ce11" office:value-type="string" calcext:value-type="string">
            <text:p>Fácil1</text:p>
          </table:table-cell>
          <table:table-cell table:style-name="ce15" table:formula="of:=VLOOKUP([.I5];[.$A$15:.$G$21];7;0)" office:value-type="float" office:value="0.00018" calcext:value-type="float">
            <text:p>0,00018</text:p>
          </table:table-cell>
          <table:table-cell table:style-name="ce15" table:formula="of:=VLOOKUP([.I5];[.$A$25:.$G$31];7;0)" office:value-type="float" office:value="0.000234" calcext:value-type="float">
            <text:p>0,000234</text:p>
          </table:table-cell>
          <table:table-cell table:style-name="ce15" table:formula="of:=VLOOKUP([.I5];[.$A$5:.$G$11];7;0)" office:value-type="float" office:value="0.000111" calcext:value-type="float">
            <text:p>0,000111</text:p>
          </table:table-cell>
          <table:table-cell table:style-name="ce13"/>
          <table:table-cell table:style-name="ce11" office:value-type="string" calcext:value-type="string">
            <text:p>Fácil1</text:p>
          </table:table-cell>
          <table:table-cell table:style-name="ce15" table:formula="of:=VLOOKUP([.N5];[.$A$15:.$G$21];5;0)" office:value-type="float" office:value="468" calcext:value-type="float">
            <text:p>468</text:p>
          </table:table-cell>
          <table:table-cell table:style-name="ce15" table:formula="of:=VLOOKUP([.N5];[.$A$25:.$G$31];5;0)" office:value-type="float" office:value="571" calcext:value-type="float">
            <text:p>571</text:p>
          </table:table-cell>
          <table:table-cell table:style-name="ce15" table:formula="of:=VLOOKUP([.N5];[.$A$5:.$G$11];5;0)" office:value-type="float" office:value="193" calcext:value-type="float">
            <text:p>193</text:p>
          </table:table-cell>
        </table:table-row>
        <table:table-row table:style-name="ro1">
          <table:table-cell table:style-name="ce11" office:value-type="string" calcext:value-type="string">
            <text:p>Fácil2</text:p>
          </table:table-cell>
          <table:table-cell table:style-name="ce15" office:value-type="string" calcext:value-type="string">
            <text:p>Sequencial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05" calcext:value-type="float">
            <text:p>505</text:p>
          </table:table-cell>
          <table:table-cell table:style-name="ce15" office:value-type="float" office:value="308" calcext:value-type="float">
            <text:p>308</text:p>
          </table:table-cell>
          <table:table-cell table:style-name="ce15" office:value-type="float" office:value="0.000152" calcext:value-type="float">
            <text:p>0,000152</text:p>
          </table:table-cell>
          <table:table-cell table:style-name="ce13"/>
          <table:table-cell table:style-name="ce11" office:value-type="string" calcext:value-type="string">
            <text:p>Fácil2</text:p>
          </table:table-cell>
          <table:table-cell table:style-name="ce15" table:formula="of:=VLOOKUP([.I6];[.$A$15:.$G$21];7;0)" office:value-type="float" office:value="0.000255" calcext:value-type="float">
            <text:p>0,000255</text:p>
          </table:table-cell>
          <table:table-cell table:style-name="ce15" table:formula="of:=VLOOKUP([.I6];[.$A$25:.$G$31];7;0)" office:value-type="float" office:value="0.000341" calcext:value-type="float">
            <text:p>0,000341</text:p>
          </table:table-cell>
          <table:table-cell table:style-name="ce15" table:formula="of:=VLOOKUP([.I6];[.$A$5:.$G$11];7;0)" office:value-type="float" office:value="0.000152" calcext:value-type="float">
            <text:p>0,000152</text:p>
          </table:table-cell>
          <table:table-cell table:style-name="ce13"/>
          <table:table-cell table:style-name="ce11" office:value-type="string" calcext:value-type="string">
            <text:p>Fácil2</text:p>
          </table:table-cell>
          <table:table-cell table:style-name="ce15" table:formula="of:=VLOOKUP([.N6];[.$A$15:.$G$21];5;0)" office:value-type="float" office:value="678" calcext:value-type="float">
            <text:p>678</text:p>
          </table:table-cell>
          <table:table-cell table:style-name="ce15" table:formula="of:=VLOOKUP([.N6];[.$A$25:.$G$31];5;0)" office:value-type="float" office:value="899" calcext:value-type="float">
            <text:p>899</text:p>
          </table:table-cell>
          <table:table-cell table:style-name="ce15" table:formula="of:=VLOOKUP([.N6];[.$A$5:.$G$11];5;0)" office:value-type="float" office:value="505" calcext:value-type="float">
            <text:p>505</text:p>
          </table:table-cell>
        </table:table-row>
        <table:table-row table:style-name="ro1">
          <table:table-cell table:style-name="ce11" office:value-type="string" calcext:value-type="string">
            <text:p>Fácil3</text:p>
          </table:table-cell>
          <table:table-cell table:style-name="ce15" office:value-type="string" calcext:value-type="string">
            <text:p>Sequencial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963" calcext:value-type="float">
            <text:p>963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office:value-type="float" office:value="0.00041" calcext:value-type="float">
            <text:p>0,00041</text:p>
          </table:table-cell>
          <table:table-cell table:style-name="ce13"/>
          <table:table-cell table:style-name="ce11" office:value-type="string" calcext:value-type="string">
            <text:p>Fácil3</text:p>
          </table:table-cell>
          <table:table-cell table:style-name="ce15" table:formula="of:=VLOOKUP([.I7];[.$A$15:.$G$21];7;0)" office:value-type="float" office:value="0.000641" calcext:value-type="float">
            <text:p>0,000641</text:p>
          </table:table-cell>
          <table:table-cell table:style-name="ce15" table:formula="of:=VLOOKUP([.I7];[.$A$25:.$G$31];7;0)" office:value-type="float" office:value="0.000595" calcext:value-type="float">
            <text:p>0,000595</text:p>
          </table:table-cell>
          <table:table-cell table:style-name="ce15" table:formula="of:=VLOOKUP([.I7];[.$A$5:.$G$11];7;0)" office:value-type="float" office:value="0.00041" calcext:value-type="float">
            <text:p>0,00041</text:p>
          </table:table-cell>
          <table:table-cell table:style-name="ce13"/>
          <table:table-cell table:style-name="ce11" office:value-type="string" calcext:value-type="string">
            <text:p>Fácil3</text:p>
          </table:table-cell>
          <table:table-cell table:style-name="ce15" table:formula="of:=VLOOKUP([.N7];[.$A$15:.$G$21];5;0)" office:value-type="float" office:value="1101" calcext:value-type="float">
            <text:p>1101</text:p>
          </table:table-cell>
          <table:table-cell table:style-name="ce15" table:formula="of:=VLOOKUP([.N7];[.$A$25:.$G$31];5;0)" office:value-type="float" office:value="1593" calcext:value-type="float">
            <text:p>1593</text:p>
          </table:table-cell>
          <table:table-cell table:style-name="ce15" table:formula="of:=VLOOKUP([.N7];[.$A$5:.$G$11];5;0)" office:value-type="float" office:value="963" calcext:value-type="float">
            <text:p>963</text:p>
          </table:table-cell>
        </table:table-row>
        <table:table-row table:style-name="ro1">
          <table:table-cell table:style-name="ce11" office:value-type="string" calcext:value-type="string">
            <text:p>Difícil1</text:p>
          </table:table-cell>
          <table:table-cell table:style-name="ce15" office:value-type="string" calcext:value-type="string">
            <text:p>Sequencial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4679" calcext:value-type="float">
            <text:p>14679</text:p>
          </table:table-cell>
          <table:table-cell table:style-name="ce15" office:value-type="float" office:value="9715" calcext:value-type="float">
            <text:p>9715</text:p>
          </table:table-cell>
          <table:table-cell table:style-name="ce15" office:value-type="float" office:value="0.023708" calcext:value-type="float">
            <text:p>0,023708</text:p>
          </table:table-cell>
          <table:table-cell table:style-name="ce13"/>
          <table:table-cell table:style-name="ce20" office:value-type="string" calcext:value-type="string">
            <text:p>Totais</text:p>
          </table:table-cell>
          <table:table-cell table:style-name="ce21" table:formula="of:=SUM([.J5:.J7])" office:value-type="float" office:value="0.001076" calcext:value-type="float">
            <text:p>0,001076</text:p>
          </table:table-cell>
          <table:table-cell table:style-name="ce21" table:formula="of:=SUM([.K5:.K7])" office:value-type="float" office:value="0.00117" calcext:value-type="float">
            <text:p>0,00117</text:p>
          </table:table-cell>
          <table:table-cell table:style-name="ce21" table:formula="of:=SUM([.L5:.L7])" office:value-type="float" office:value="0.000673" calcext:value-type="float">
            <text:p>0,000673</text:p>
          </table:table-cell>
          <table:table-cell table:style-name="ce13"/>
          <table:table-cell table:style-name="ce22"/>
          <table:table-cell table:style-name="ce23" table:number-columns-repeated="3"/>
        </table:table-row>
        <table:table-row table:style-name="ro1">
          <table:table-cell table:style-name="ce11" office:value-type="string" calcext:value-type="string">
            <text:p>Difícil2</text:p>
          </table:table-cell>
          <table:table-cell table:style-name="ce15" office:value-type="string" calcext:value-type="string">
            <text:p>Sequencial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23637" calcext:value-type="float">
            <text:p>23637</text:p>
          </table:table-cell>
          <table:table-cell table:style-name="ce15" office:value-type="float" office:value="16059" calcext:value-type="float">
            <text:p>16059</text:p>
          </table:table-cell>
          <table:table-cell table:style-name="ce15" office:value-type="float" office:value="0.063029" calcext:value-type="float">
            <text:p>0,063029</text:p>
          </table:table-cell>
          <table:table-cell table:style-name="ce13" table:number-columns-repeated="10"/>
        </table:table-row>
        <table:table-row table:style-name="ro1">
          <table:table-cell table:style-name="ce11" office:value-type="string" calcext:value-type="string">
            <text:p>Impossível1</text:p>
          </table:table-cell>
          <table:table-cell table:style-name="ce15" office:value-type="string" calcext:value-type="string">
            <text:p>Sequencial</text:p>
          </table:table-cell>
          <table:table-cell table:style-name="ce15" office:value-type="string" calcext:value-type="string">
            <text:p>não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81439" calcext:value-type="float">
            <text:p>181439</text:p>
          </table:table-cell>
          <table:table-cell table:style-name="ce15" office:value-type="float" office:value="181440" calcext:value-type="float">
            <text:p>181440</text:p>
          </table:table-cell>
          <table:table-cell table:style-name="ce15" office:value-type="float" office:value="13.175499" calcext:value-type="float">
            <text:p>13,175499</text:p>
          </table:table-cell>
          <table:table-cell table:style-name="ce13" table:number-columns-repeated="6"/>
          <table:table-cell table:style-name="ce19"/>
          <table:table-cell table:style-name="ce19" office:value-type="string" calcext:value-type="string">
            <text:p>Paralelo 1</text:p>
          </table:table-cell>
          <table:table-cell table:style-name="ce19" office:value-type="string" calcext:value-type="string">
            <text:p>Paralelo 2</text:p>
          </table:table-cell>
          <table:table-cell table:style-name="ce19" office:value-type="string" calcext:value-type="string">
            <text:p>Sequencial</text:p>
          </table:table-cell>
        </table:table-row>
        <table:table-row table:style-name="ro1">
          <table:table-cell table:style-name="ce11" office:value-type="string" calcext:value-type="string">
            <text:p>Impossível2</text:p>
          </table:table-cell>
          <table:table-cell table:style-name="ce15" office:value-type="string" calcext:value-type="string">
            <text:p>Sequencial</text:p>
          </table:table-cell>
          <table:table-cell table:style-name="ce15" office:value-type="string" calcext:value-type="string">
            <text:p>não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81439" calcext:value-type="float">
            <text:p>181439</text:p>
          </table:table-cell>
          <table:table-cell table:style-name="ce15" office:value-type="float" office:value="181440" calcext:value-type="float">
            <text:p>181440</text:p>
          </table:table-cell>
          <table:table-cell table:style-name="ce15" office:value-type="float" office:value="13.287301" calcext:value-type="float">
            <text:p>13,287301</text:p>
          </table:table-cell>
          <table:table-cell table:style-name="ce13"/>
          <table:table-cell table:style-name="ce19"/>
          <table:table-cell table:style-name="ce10" office:value-type="string" calcext:value-type="string">
            <text:p>Paralelo 1</text:p>
          </table:table-cell>
          <table:table-cell table:style-name="ce10" office:value-type="string" calcext:value-type="string">
            <text:p>Paralelo 2</text:p>
          </table:table-cell>
          <table:table-cell table:style-name="ce10" office:value-type="string" calcext:value-type="string">
            <text:p>Sequencial</text:p>
          </table:table-cell>
          <table:table-cell table:style-name="ce13"/>
          <table:table-cell table:style-name="ce11" office:value-type="string" calcext:value-type="string">
            <text:p>Difícil1</text:p>
          </table:table-cell>
          <table:table-cell table:style-name="ce15" table:formula="of:=VLOOKUP([.N11];[.$A$15:.$G$21];5;0)" office:value-type="float" office:value="20836" calcext:value-type="float">
            <text:p>20836</text:p>
          </table:table-cell>
          <table:table-cell table:style-name="ce15" table:formula="of:=VLOOKUP([.N11];[.$A$25:.$G$31];5;0)" office:value-type="float" office:value="13817" calcext:value-type="float">
            <text:p>13817</text:p>
          </table:table-cell>
          <table:table-cell table:style-name="ce15" table:formula="of:=VLOOKUP([.N11];[.$A$5:.$G$11];5;0)" office:value-type="float" office:value="14679" calcext:value-type="float">
            <text:p>14679</text:p>
          </table:table-cell>
        </table:table-row>
        <table:table-row table:style-name="ro1">
          <table:table-cell table:style-name="ce12"/>
          <table:table-cell table:style-name="ce16" table:number-columns-repeated="4"/>
          <table:table-cell table:style-name="ce17" office:value-type="string" calcext:value-type="string">
            <text:p>Total execução</text:p>
          </table:table-cell>
          <table:table-cell table:style-name="ce18" table:formula="of:=SUM([.G5:.G11])" office:value-type="float" office:value="26.55021" calcext:value-type="float">
            <text:p>26,55021</text:p>
          </table:table-cell>
          <table:table-cell table:style-name="ce13"/>
          <table:table-cell table:style-name="ce11" office:value-type="string" calcext:value-type="string">
            <text:p>Difícil1</text:p>
          </table:table-cell>
          <table:table-cell table:style-name="ce15" table:formula="of:=VLOOKUP([.I12];[.$A$15:.$G$21];7;0)" office:value-type="float" office:value="0.023375" calcext:value-type="float">
            <text:p>0,023375</text:p>
          </table:table-cell>
          <table:table-cell table:style-name="ce15" table:formula="of:=VLOOKUP([.I12];[.$A$25:.$G$31];7;0)" office:value-type="float" office:value="0.008448" calcext:value-type="float">
            <text:p>0,008448</text:p>
          </table:table-cell>
          <table:table-cell table:style-name="ce15" table:formula="of:=VLOOKUP([.I12];[.$A$5:.$G$11];7;0)" office:value-type="float" office:value="0.023708" calcext:value-type="float">
            <text:p>0,023708</text:p>
          </table:table-cell>
          <table:table-cell table:style-name="ce13"/>
          <table:table-cell table:style-name="ce11" office:value-type="string" calcext:value-type="string">
            <text:p>Difícil2</text:p>
          </table:table-cell>
          <table:table-cell table:style-name="ce15" table:formula="of:=VLOOKUP([.N12];[.$A$15:.$G$21];5;0)" office:value-type="float" office:value="26114" calcext:value-type="float">
            <text:p>26114</text:p>
          </table:table-cell>
          <table:table-cell table:style-name="ce15" table:formula="of:=VLOOKUP([.N12];[.$A$25:.$G$31];5;0)" office:value-type="float" office:value="24969" calcext:value-type="float">
            <text:p>24969</text:p>
          </table:table-cell>
          <table:table-cell table:style-name="ce15" table:formula="of:=VLOOKUP([.N12];[.$A$5:.$G$11];5;0)" office:value-type="float" office:value="23637" calcext:value-type="float">
            <text:p>23637</text:p>
          </table:table-cell>
        </table:table-row>
        <table:table-row table:style-name="ro1">
          <table:table-cell table:style-name="ce13" table:number-columns-repeated="8"/>
          <table:table-cell table:style-name="ce11" office:value-type="string" calcext:value-type="string">
            <text:p>Difícil2</text:p>
          </table:table-cell>
          <table:table-cell table:style-name="ce15" table:formula="of:=VLOOKUP([.I13];[.$A$15:.$G$21];7;0)" office:value-type="float" office:value="0.027046" calcext:value-type="float">
            <text:p>0,027046</text:p>
          </table:table-cell>
          <table:table-cell table:style-name="ce15" table:formula="of:=VLOOKUP([.I13];[.$A$25:.$G$31];7;0)" office:value-type="float" office:value="0.023863" calcext:value-type="float">
            <text:p>0,023863</text:p>
          </table:table-cell>
          <table:table-cell table:style-name="ce15" table:formula="of:=VLOOKUP([.I13];[.$A$5:.$G$11];7;0)" office:value-type="float" office:value="0.063029" calcext:value-type="float">
            <text:p>0,063029</text:p>
          </table:table-cell>
          <table:table-cell table:style-name="ce13"/>
          <table:table-cell table:number-columns-repeated="4"/>
        </table:table-row>
        <table:table-row table:style-name="ro1">
          <table:table-cell table:style-name="ce10" office:value-type="string" calcext:value-type="string">
            <text:p>Problema</text:p>
          </table:table-cell>
          <table:table-cell table:style-name="ce10" office:value-type="string" calcext:value-type="string">
            <text:p>Algoritmo</text:p>
          </table:table-cell>
          <table:table-cell table:style-name="ce10" office:value-type="string" calcext:value-type="string">
            <text:p>Solução</text:p>
          </table:table-cell>
          <table:table-cell table:style-name="ce10" office:value-type="string" calcext:value-type="string">
            <text:p>Custo da Solução</text:p>
          </table:table-cell>
          <table:table-cell table:style-name="ce10" office:value-type="string" calcext:value-type="string">
            <text:p>Estados Expandidos</text:p>
          </table:table-cell>
          <table:table-cell table:style-name="ce10" office:value-type="string" calcext:value-type="string">
            <text:p>Estados Visitados</text:p>
          </table:table-cell>
          <table:table-cell table:style-name="ce10" office:value-type="string" calcext:value-type="string">
            <text:p>Tempo de Execução</text:p>
          </table:table-cell>
          <table:table-cell table:style-name="ce13"/>
          <table:table-cell table:style-name="ce20" office:value-type="string" calcext:value-type="string">
            <text:p>Totais</text:p>
          </table:table-cell>
          <table:table-cell table:style-name="ce21" table:formula="of:=SUM([.J12:.J13])" office:value-type="float" office:value="0.050421" calcext:value-type="float">
            <text:p>0,050421</text:p>
          </table:table-cell>
          <table:table-cell table:style-name="ce21" table:formula="of:=SUM([.K12:.K13])" office:value-type="float" office:value="0.032311" calcext:value-type="float">
            <text:p>0,032311</text:p>
          </table:table-cell>
          <table:table-cell table:style-name="ce21" table:formula="of:=SUM([.L12:.L13])" office:value-type="float" office:value="0.086737" calcext:value-type="float">
            <text:p>0,086737</text:p>
          </table:table-cell>
          <table:table-cell table:style-name="ce13"/>
          <table:table-cell table:style-name="ce22"/>
          <table:table-cell table:style-name="ce23" table:number-columns-repeated="3"/>
        </table:table-row>
        <table:table-row table:style-name="ro1">
          <table:table-cell table:style-name="ce11" office:value-type="string" calcext:value-type="string">
            <text:p>Fácil1</text:p>
          </table:table-cell>
          <table:table-cell table:style-name="ce15" office:value-type="string" calcext:value-type="string">
            <text:p>Paralelo 1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468" calcext:value-type="float">
            <text:p>468</text:p>
          </table:table-cell>
          <table:table-cell table:style-name="ce15" office:value-type="float" office:value="294" calcext:value-type="float">
            <text:p>294</text:p>
          </table:table-cell>
          <table:table-cell table:style-name="ce15" office:value-type="float" office:value="0.00018" calcext:value-type="float">
            <text:p>0,00018</text:p>
          </table:table-cell>
          <table:table-cell table:style-name="ce13" table:number-columns-repeated="10"/>
        </table:table-row>
        <table:table-row table:style-name="ro1">
          <table:table-cell table:style-name="ce11" office:value-type="string" calcext:value-type="string">
            <text:p>Fácil2</text:p>
          </table:table-cell>
          <table:table-cell table:style-name="ce15" office:value-type="string" calcext:value-type="string">
            <text:p>Paralelo 1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678" calcext:value-type="float">
            <text:p>678</text:p>
          </table:table-cell>
          <table:table-cell table:style-name="ce15" office:value-type="float" office:value="417" calcext:value-type="float">
            <text:p>417</text:p>
          </table:table-cell>
          <table:table-cell table:style-name="ce15" office:value-type="float" office:value="0.000255" calcext:value-type="float">
            <text:p>0,000255</text:p>
          </table:table-cell>
          <table:table-cell table:style-name="ce13" table:number-columns-repeated="6"/>
          <table:table-cell table:style-name="ce19"/>
          <table:table-cell table:style-name="ce19" office:value-type="string" calcext:value-type="string">
            <text:p>Paralelo 1</text:p>
          </table:table-cell>
          <table:table-cell table:style-name="ce19" office:value-type="string" calcext:value-type="string">
            <text:p>Paralelo 2</text:p>
          </table:table-cell>
          <table:table-cell table:style-name="ce19" office:value-type="string" calcext:value-type="string">
            <text:p>Sequencial</text:p>
          </table:table-cell>
        </table:table-row>
        <table:table-row table:style-name="ro1">
          <table:table-cell table:style-name="ce11" office:value-type="string" calcext:value-type="string">
            <text:p>Fácil3</text:p>
          </table:table-cell>
          <table:table-cell table:style-name="ce15" office:value-type="string" calcext:value-type="string">
            <text:p>Paralelo 1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101" calcext:value-type="float">
            <text:p>1101</text:p>
          </table:table-cell>
          <table:table-cell table:style-name="ce15" office:value-type="float" office:value="722" calcext:value-type="float">
            <text:p>722</text:p>
          </table:table-cell>
          <table:table-cell table:style-name="ce15" office:value-type="float" office:value="0.000641" calcext:value-type="float">
            <text:p>0,000641</text:p>
          </table:table-cell>
          <table:table-cell table:style-name="ce13"/>
          <table:table-cell table:style-name="ce19"/>
          <table:table-cell table:style-name="ce10" office:value-type="string" calcext:value-type="string">
            <text:p>Paralelo 1</text:p>
          </table:table-cell>
          <table:table-cell table:style-name="ce10" office:value-type="string" calcext:value-type="string">
            <text:p>Paralelo 2</text:p>
          </table:table-cell>
          <table:table-cell table:style-name="ce10" office:value-type="string" calcext:value-type="string">
            <text:p>Sequencial</text:p>
          </table:table-cell>
          <table:table-cell table:style-name="ce13"/>
          <table:table-cell table:style-name="ce11" office:value-type="string" calcext:value-type="string">
            <text:p>Impossível1</text:p>
          </table:table-cell>
          <table:table-cell table:style-name="ce15" table:formula="of:=VLOOKUP([.N17];[.$A$15:.$G$21];5;0)" office:value-type="float" office:value="181439" calcext:value-type="float">
            <text:p>181439</text:p>
          </table:table-cell>
          <table:table-cell table:style-name="ce15" table:formula="of:=VLOOKUP([.N17];[.$A$25:.$G$31];5;0)" office:value-type="float" office:value="181439" calcext:value-type="float">
            <text:p>181439</text:p>
          </table:table-cell>
          <table:table-cell table:style-name="ce15" table:formula="of:=VLOOKUP([.N17];[.$A$5:.$G$11];5;0)" office:value-type="float" office:value="181439" calcext:value-type="float">
            <text:p>181439</text:p>
          </table:table-cell>
        </table:table-row>
        <table:table-row table:style-name="ro1">
          <table:table-cell table:style-name="ce11" office:value-type="string" calcext:value-type="string">
            <text:p>Difícil1</text:p>
          </table:table-cell>
          <table:table-cell table:style-name="ce15" office:value-type="string" calcext:value-type="string">
            <text:p>Paralelo 1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20836" calcext:value-type="float">
            <text:p>20836</text:p>
          </table:table-cell>
          <table:table-cell table:style-name="ce15" office:value-type="float" office:value="15253" calcext:value-type="float">
            <text:p>15253</text:p>
          </table:table-cell>
          <table:table-cell table:style-name="ce15" office:value-type="float" office:value="0.023375" calcext:value-type="float">
            <text:p>0,023375</text:p>
          </table:table-cell>
          <table:table-cell table:style-name="ce13"/>
          <table:table-cell table:style-name="ce11" office:value-type="string" calcext:value-type="string">
            <text:p>Impossível1</text:p>
          </table:table-cell>
          <table:table-cell table:style-name="ce15" table:formula="of:=VLOOKUP([.I18];[.$A$15:.$G$21];7;0)" office:value-type="float" office:value="3.505012" calcext:value-type="float">
            <text:p>3,505012</text:p>
          </table:table-cell>
          <table:table-cell table:style-name="ce15" table:formula="of:=VLOOKUP([.I18];[.$A$25:.$G$31];7;0)" office:value-type="float" office:value="3.588861" calcext:value-type="float">
            <text:p>3,588861</text:p>
          </table:table-cell>
          <table:table-cell table:style-name="ce15" table:formula="of:=VLOOKUP([.I18];[.$A$5:.$G$11];7;0)" office:value-type="float" office:value="13.175499" calcext:value-type="float">
            <text:p>13,175499</text:p>
          </table:table-cell>
          <table:table-cell table:style-name="ce13"/>
          <table:table-cell table:style-name="ce11" office:value-type="string" calcext:value-type="string">
            <text:p>Impossível2</text:p>
          </table:table-cell>
          <table:table-cell table:style-name="ce15" table:formula="of:=VLOOKUP([.N18];[.$A$15:.$G$21];5;0)" office:value-type="float" office:value="181439" calcext:value-type="float">
            <text:p>181439</text:p>
          </table:table-cell>
          <table:table-cell table:style-name="ce15" table:formula="of:=VLOOKUP([.N18];[.$A$25:.$G$31];5;0)" office:value-type="float" office:value="181439" calcext:value-type="float">
            <text:p>181439</text:p>
          </table:table-cell>
          <table:table-cell table:style-name="ce15" table:formula="of:=VLOOKUP([.N18];[.$A$5:.$G$11];5;0)" office:value-type="float" office:value="181439" calcext:value-type="float">
            <text:p>181439</text:p>
          </table:table-cell>
        </table:table-row>
        <table:table-row table:style-name="ro1">
          <table:table-cell table:style-name="ce11" office:value-type="string" calcext:value-type="string">
            <text:p>Difícil2</text:p>
          </table:table-cell>
          <table:table-cell table:style-name="ce15" office:value-type="string" calcext:value-type="string">
            <text:p>Paralelo 1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26114" calcext:value-type="float">
            <text:p>26114</text:p>
          </table:table-cell>
          <table:table-cell table:style-name="ce15" office:value-type="float" office:value="18326" calcext:value-type="float">
            <text:p>18326</text:p>
          </table:table-cell>
          <table:table-cell table:style-name="ce15" office:value-type="float" office:value="0.027046" calcext:value-type="float">
            <text:p>0,027046</text:p>
          </table:table-cell>
          <table:table-cell table:style-name="ce13"/>
          <table:table-cell table:style-name="ce11" office:value-type="string" calcext:value-type="string">
            <text:p>Impossível2</text:p>
          </table:table-cell>
          <table:table-cell table:style-name="ce15" table:formula="of:=VLOOKUP([.I19];[.$A$15:.$G$21];7;0)" office:value-type="float" office:value="3.475799" calcext:value-type="float">
            <text:p>3,475799</text:p>
          </table:table-cell>
          <table:table-cell table:style-name="ce15" table:formula="of:=VLOOKUP([.I19];[.$A$25:.$G$31];7;0)" office:value-type="float" office:value="3.499128" calcext:value-type="float">
            <text:p>3,499128</text:p>
          </table:table-cell>
          <table:table-cell table:style-name="ce15" table:formula="of:=VLOOKUP([.I19];[.$A$5:.$G$11];7;0)" office:value-type="float" office:value="13.287301" calcext:value-type="float">
            <text:p>13,287301</text:p>
          </table:table-cell>
          <table:table-cell table:style-name="ce13"/>
          <table:table-cell table:number-columns-repeated="4"/>
        </table:table-row>
        <table:table-row table:style-name="ro1">
          <table:table-cell table:style-name="ce11" office:value-type="string" calcext:value-type="string">
            <text:p>Impossível1</text:p>
          </table:table-cell>
          <table:table-cell table:style-name="ce15" office:value-type="string" calcext:value-type="string">
            <text:p>Paralelo 1</text:p>
          </table:table-cell>
          <table:table-cell table:style-name="ce15" office:value-type="string" calcext:value-type="string">
            <text:p>não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81439" calcext:value-type="float">
            <text:p>181439</text:p>
          </table:table-cell>
          <table:table-cell table:style-name="ce15" office:value-type="float" office:value="181440" calcext:value-type="float">
            <text:p>181440</text:p>
          </table:table-cell>
          <table:table-cell table:style-name="ce15" office:value-type="float" office:value="3.505012" calcext:value-type="float">
            <text:p>3,505012</text:p>
          </table:table-cell>
          <table:table-cell table:style-name="ce13"/>
          <table:table-cell table:style-name="ce20" office:value-type="string" calcext:value-type="string">
            <text:p>Totais</text:p>
          </table:table-cell>
          <table:table-cell table:style-name="ce21" table:formula="of:=SUM([.J18:.J19])" office:value-type="float" office:value="6.980811" calcext:value-type="float">
            <text:p>6,980811</text:p>
          </table:table-cell>
          <table:table-cell table:style-name="ce21" table:formula="of:=SUM([.K18:.K19])" office:value-type="float" office:value="7.087989" calcext:value-type="float">
            <text:p>7,087989</text:p>
          </table:table-cell>
          <table:table-cell table:style-name="ce21" table:formula="of:=SUM([.L18:.L19])" office:value-type="float" office:value="26.4628" calcext:value-type="float">
            <text:p>26,4628</text:p>
          </table:table-cell>
          <table:table-cell table:style-name="ce13"/>
          <table:table-cell table:style-name="ce22"/>
          <table:table-cell table:style-name="ce23" table:number-columns-repeated="3"/>
        </table:table-row>
        <table:table-row table:style-name="ro1">
          <table:table-cell table:style-name="ce11" office:value-type="string" calcext:value-type="string">
            <text:p>Impossível2</text:p>
          </table:table-cell>
          <table:table-cell table:style-name="ce15" office:value-type="string" calcext:value-type="string">
            <text:p>Paralelo 1</text:p>
          </table:table-cell>
          <table:table-cell table:style-name="ce15" office:value-type="string" calcext:value-type="string">
            <text:p>não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81439" calcext:value-type="float">
            <text:p>181439</text:p>
          </table:table-cell>
          <table:table-cell table:style-name="ce15" office:value-type="float" office:value="181440" calcext:value-type="float">
            <text:p>181440</text:p>
          </table:table-cell>
          <table:table-cell table:style-name="ce15" office:value-type="float" office:value="3.475799" calcext:value-type="float">
            <text:p>3,475799</text:p>
          </table:table-cell>
          <table:table-cell table:style-name="ce13" table:number-columns-repeated="10"/>
        </table:table-row>
        <table:table-row table:style-name="ro1">
          <table:table-cell table:style-name="ce12"/>
          <table:table-cell table:style-name="ce16" table:number-columns-repeated="4"/>
          <table:table-cell table:style-name="ce17" office:value-type="string" calcext:value-type="string">
            <text:p>Total execução</text:p>
          </table:table-cell>
          <table:table-cell table:style-name="ce18" table:formula="of:=SUM([.G15:.G21])" office:value-type="float" office:value="7.032308" calcext:value-type="float">
            <text:p>7,032308</text:p>
          </table:table-cell>
          <table:table-cell table:style-name="ce13" table:number-columns-repeated="10"/>
        </table:table-row>
        <table:table-row table:style-name="ro1">
          <table:table-cell table:style-name="ce13" table:number-columns-repeated="8"/>
          <table:table-cell table:style-name="ce19"/>
          <table:table-cell table:style-name="ce10" office:value-type="string" calcext:value-type="string">
            <text:p>Paralelo 1</text:p>
          </table:table-cell>
          <table:table-cell table:style-name="ce10" office:value-type="string" calcext:value-type="string">
            <text:p>Paralelo 2</text:p>
          </table:table-cell>
          <table:table-cell table:style-name="ce10" office:value-type="string" calcext:value-type="string">
            <text:p>Sequencial</text:p>
          </table:table-cell>
          <table:table-cell table:style-name="ce13" table:number-columns-repeated="5"/>
        </table:table-row>
        <table:table-row table:style-name="ro1">
          <table:table-cell table:style-name="ce10" office:value-type="string" calcext:value-type="string">
            <text:p>Problema</text:p>
          </table:table-cell>
          <table:table-cell table:style-name="ce10" office:value-type="string" calcext:value-type="string">
            <text:p>Algoritmo</text:p>
          </table:table-cell>
          <table:table-cell table:style-name="ce10" office:value-type="string" calcext:value-type="string">
            <text:p>Solução</text:p>
          </table:table-cell>
          <table:table-cell table:style-name="ce10" office:value-type="string" calcext:value-type="string">
            <text:p>Custo da Solução</text:p>
          </table:table-cell>
          <table:table-cell table:style-name="ce10" office:value-type="string" calcext:value-type="string">
            <text:p>Estados Expandidos</text:p>
          </table:table-cell>
          <table:table-cell table:style-name="ce10" office:value-type="string" calcext:value-type="string">
            <text:p>Estados Visitados</text:p>
          </table:table-cell>
          <table:table-cell table:style-name="ce10" office:value-type="string" calcext:value-type="string">
            <text:p>Tempo de Execução</text:p>
          </table:table-cell>
          <table:table-cell table:style-name="ce13"/>
          <table:table-cell table:style-name="ce20" office:value-type="string" calcext:value-type="string">
            <text:p>Totais</text:p>
          </table:table-cell>
          <table:table-cell table:style-name="ce21" table:formula="of:=[.G22]" office:value-type="float" office:value="7.032308" calcext:value-type="float">
            <text:p>7,032308</text:p>
          </table:table-cell>
          <table:table-cell table:style-name="ce21" table:formula="of:=[.G32]" office:value-type="float" office:value="7.12147" calcext:value-type="float">
            <text:p>7,12147</text:p>
          </table:table-cell>
          <table:table-cell table:style-name="ce21" table:formula="of:=[.G12]" office:value-type="float" office:value="26.55021" calcext:value-type="float">
            <text:p>26,55021</text:p>
          </table:table-cell>
          <table:table-cell table:style-name="ce13" table:number-columns-repeated="5"/>
        </table:table-row>
        <table:table-row table:style-name="ro1">
          <table:table-cell table:style-name="ce11" office:value-type="string" calcext:value-type="string">
            <text:p>Fácil1</text:p>
          </table:table-cell>
          <table:table-cell table:style-name="ce15" office:value-type="string" calcext:value-type="string">
            <text:p>Paralelo 2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571" calcext:value-type="float">
            <text:p>571</text:p>
          </table:table-cell>
          <table:table-cell table:style-name="ce15" office:value-type="float" office:value="341" calcext:value-type="float">
            <text:p>341</text:p>
          </table:table-cell>
          <table:table-cell table:style-name="ce15" office:value-type="float" office:value="0.000234" calcext:value-type="float">
            <text:p>0,000234</text:p>
          </table:table-cell>
          <table:table-cell table:style-name="ce13"/>
          <table:table-cell/>
          <table:table-cell table:style-name="ce13" table:number-columns-repeated="8"/>
        </table:table-row>
        <table:table-row table:style-name="ro1">
          <table:table-cell table:style-name="ce11" office:value-type="string" calcext:value-type="string">
            <text:p>Fácil2</text:p>
          </table:table-cell>
          <table:table-cell table:style-name="ce15" office:value-type="string" calcext:value-type="string">
            <text:p>Paralelo 2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899" calcext:value-type="float">
            <text:p>899</text:p>
          </table:table-cell>
          <table:table-cell table:style-name="ce15" office:value-type="float" office:value="554" calcext:value-type="float">
            <text:p>554</text:p>
          </table:table-cell>
          <table:table-cell table:style-name="ce15" office:value-type="float" office:value="0.000341" calcext:value-type="float">
            <text:p>0,000341</text:p>
          </table:table-cell>
          <table:table-cell table:style-name="ce13"/>
          <table:table-cell/>
          <table:table-cell table:style-name="ce13" table:number-columns-repeated="8"/>
        </table:table-row>
        <table:table-row table:style-name="ro1">
          <table:table-cell table:style-name="ce11" office:value-type="string" calcext:value-type="string">
            <text:p>Fácil3</text:p>
          </table:table-cell>
          <table:table-cell table:style-name="ce15" office:value-type="string" calcext:value-type="string">
            <text:p>Paralelo 2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593" calcext:value-type="float">
            <text:p>1593</text:p>
          </table:table-cell>
          <table:table-cell table:style-name="ce15" office:value-type="float" office:value="984" calcext:value-type="float">
            <text:p>984</text:p>
          </table:table-cell>
          <table:table-cell table:style-name="ce15" office:value-type="float" office:value="0.000595" calcext:value-type="float">
            <text:p>0,000595</text:p>
          </table:table-cell>
          <table:table-cell table:style-name="ce13" table:number-columns-repeated="10"/>
        </table:table-row>
        <table:table-row table:style-name="ro1">
          <table:table-cell table:style-name="ce11" office:value-type="string" calcext:value-type="string">
            <text:p>Difícil1</text:p>
          </table:table-cell>
          <table:table-cell table:style-name="ce15" office:value-type="string" calcext:value-type="string">
            <text:p>Paralelo 2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3817" calcext:value-type="float">
            <text:p>13817</text:p>
          </table:table-cell>
          <table:table-cell table:style-name="ce15" office:value-type="float" office:value="9023" calcext:value-type="float">
            <text:p>9023</text:p>
          </table:table-cell>
          <table:table-cell table:style-name="ce15" office:value-type="float" office:value="0.008448" calcext:value-type="float">
            <text:p>0,008448</text:p>
          </table:table-cell>
          <table:table-cell table:style-name="ce13" table:number-columns-repeated="10"/>
        </table:table-row>
        <table:table-row table:style-name="ro1">
          <table:table-cell table:style-name="ce11" office:value-type="string" calcext:value-type="string">
            <text:p>Difícil2</text:p>
          </table:table-cell>
          <table:table-cell table:style-name="ce15" office:value-type="string" calcext:value-type="string">
            <text:p>Paralelo 2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24969" calcext:value-type="float">
            <text:p>24969</text:p>
          </table:table-cell>
          <table:table-cell table:style-name="ce15" office:value-type="float" office:value="16830" calcext:value-type="float">
            <text:p>16830</text:p>
          </table:table-cell>
          <table:table-cell table:style-name="ce15" office:value-type="float" office:value="0.023863" calcext:value-type="float">
            <text:p>0,023863</text:p>
          </table:table-cell>
          <table:table-cell table:style-name="ce13" table:number-columns-repeated="10"/>
        </table:table-row>
        <table:table-row table:style-name="ro1">
          <table:table-cell table:style-name="ce11" office:value-type="string" calcext:value-type="string">
            <text:p>Impossível1</text:p>
          </table:table-cell>
          <table:table-cell table:style-name="ce15" office:value-type="string" calcext:value-type="string">
            <text:p>Paralelo 2</text:p>
          </table:table-cell>
          <table:table-cell table:style-name="ce15" office:value-type="string" calcext:value-type="string">
            <text:p>não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81439" calcext:value-type="float">
            <text:p>181439</text:p>
          </table:table-cell>
          <table:table-cell table:style-name="ce15" office:value-type="float" office:value="181440" calcext:value-type="float">
            <text:p>181440</text:p>
          </table:table-cell>
          <table:table-cell table:style-name="ce15" office:value-type="float" office:value="3.588861" calcext:value-type="float">
            <text:p>3,588861</text:p>
          </table:table-cell>
          <table:table-cell table:style-name="ce13" table:number-columns-repeated="10"/>
        </table:table-row>
        <table:table-row table:style-name="ro1">
          <table:table-cell table:style-name="ce11" office:value-type="string" calcext:value-type="string">
            <text:p>Impossível2</text:p>
          </table:table-cell>
          <table:table-cell table:style-name="ce15" office:value-type="string" calcext:value-type="string">
            <text:p>Paralelo 2</text:p>
          </table:table-cell>
          <table:table-cell table:style-name="ce15" office:value-type="string" calcext:value-type="string">
            <text:p>não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81439" calcext:value-type="float">
            <text:p>181439</text:p>
          </table:table-cell>
          <table:table-cell table:style-name="ce15" office:value-type="float" office:value="181440" calcext:value-type="float">
            <text:p>181440</text:p>
          </table:table-cell>
          <table:table-cell table:style-name="ce15" office:value-type="float" office:value="3.499128" calcext:value-type="float">
            <text:p>3,499128</text:p>
          </table:table-cell>
          <table:table-cell table:style-name="ce13" table:number-columns-repeated="10"/>
        </table:table-row>
        <table:table-row table:style-name="ro1">
          <table:table-cell table:style-name="ce12"/>
          <table:table-cell table:style-name="ce16" table:number-columns-repeated="4"/>
          <table:table-cell table:style-name="ce17" office:value-type="string" calcext:value-type="string">
            <text:p>Total execução</text:p>
          </table:table-cell>
          <table:table-cell table:style-name="ce18" table:formula="of:=SUM([.G25:.G31])" office:value-type="float" office:value="7.12147" calcext:value-type="float">
            <text:p>7,12147</text:p>
          </table:table-cell>
          <table:table-cell table:style-name="ce13"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style-name="ce14" office:value-type="string" calcext:value-type="string">
            <text:p>Legenda:</text:p>
          </table:table-cell>
          <table:table-cell table:number-columns-repeated="16"/>
        </table:table-row>
        <table:table-row table:style-name="ro1">
          <table:table-cell table:style-name="ce13" office:value-type="string" calcext:value-type="string">
            <text:p>Paralelo 1 – Melhor solução</text:p>
          </table:table-cell>
          <table:table-cell table:number-columns-repeated="16"/>
        </table:table-row>
        <table:table-row table:style-name="ro1">
          <table:table-cell table:style-name="ce13" office:value-type="string" calcext:value-type="string">
            <text:p>Paralelo 2 – Primeira solução</text:p>
          </table:table-cell>
          <table:table-cell table:number-columns-repeated="16"/>
        </table:table-row>
        <table:table-row table:style-name="ro1" table:number-rows-repeated="104853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Puzzle8Gráficos" table:style-name="ta1">
        <table:table-column table:style-name="co11" table:number-columns-repeated="9" table:default-cell-style-name="Default"/>
        <table:table-row table:style-name="ro2">
          <table:table-cell>
            <draw:frame draw:z-index="0" draw:style-name="gr1" draw:text-style-name="P1" svg:width="15.999cm" svg:height="8.999cm" svg:x="0.001cm" svg:y="0.001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draw:z-index="1" draw:style-name="gr1" draw:text-style-name="P1" svg:width="15.999cm" svg:height="8.999cm" svg:x="0.008cm" svg:y="0.001cm">
              <draw:object draw:notify-on-update-of-ranges="Puzzle8Tabelas.N5:Puzzle8Tabelas.N7 Puzzle8Tabelas.O4:Puzzle8Tabelas.O4 Puzzle8Tabelas.O5:Puzzle8Tabelas.O7 Puzzle8Tabelas.P4:Puzzle8Tabelas.P4 Puzzle8Tabelas.P5:Puzzle8Tabelas.P7 Puzzle8Tabelas.Q4:Puzzle8Tabelas.Q4 Puzzle8Tabelas.Q5:Puzzle8Tabelas.Q7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2" table:number-rows-repeated="20">
          <table:table-cell table:number-columns-repeated="9"/>
        </table:table-row>
        <table:table-row table:style-name="ro2">
          <table:table-cell>
            <draw:frame draw:z-index="2" draw:style-name="gr1" draw:text-style-name="P1" svg:width="15.999cm" svg:height="8.999cm" svg:x="0.001cm" svg:y="0.001cm">
              <draw:object draw:notify-on-update-of-ranges="Puzzle8Tabelas.I12:Puzzle8Tabelas.I13 Puzzle8Tabelas.J11:Puzzle8Tabelas.J11 Puzzle8Tabelas.J12:Puzzle8Tabelas.J13 Puzzle8Tabelas.K11:Puzzle8Tabelas.K11 Puzzle8Tabelas.K12:Puzzle8Tabelas.K13 Puzzle8Tabelas.L11:Puzzle8Tabelas.L11 Puzzle8Tabelas.L12:Puzzle8Tabelas.L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draw:z-index="4" draw:style-name="gr1" draw:text-style-name="P1" svg:width="15.999cm" svg:height="8.999cm" svg:x="0.001cm" svg:y="0.001cm">
              <draw:object draw:notify-on-update-of-ranges="Puzzle8Tabelas.N11:Puzzle8Tabelas.N12 Puzzle8Tabelas.O10:Puzzle8Tabelas.O10 Puzzle8Tabelas.O11:Puzzle8Tabelas.O12 Puzzle8Tabelas.P10:Puzzle8Tabelas.P10 Puzzle8Tabelas.P11:Puzzle8Tabelas.P12 Puzzle8Tabelas.Q10:Puzzle8Tabelas.Q10 Puzzle8Tabelas.Q11:Puzzle8Tabelas.Q12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2" table:number-rows-repeated="20">
          <table:table-cell table:number-columns-repeated="9"/>
        </table:table-row>
        <table:table-row table:style-name="ro2">
          <table:table-cell>
            <draw:frame draw:z-index="3" draw:style-name="gr1" draw:text-style-name="P1" svg:width="15.999cm" svg:height="8.999cm" svg:x="0.001cm" svg:y="0.002cm">
              <draw:object draw:notify-on-update-of-ranges="Puzzle8Tabelas.I18:Puzzle8Tabelas.I19 Puzzle8Tabelas.J17:Puzzle8Tabelas.J17 Puzzle8Tabelas.J18:Puzzle8Tabelas.J19 Puzzle8Tabelas.K17:Puzzle8Tabelas.K17 Puzzle8Tabelas.K18:Puzzle8Tabelas.K19 Puzzle8Tabelas.L17:Puzzle8Tabelas.L17 Puzzle8Tabelas.L18:Puzzle8Tabelas.L1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draw:z-index="5" draw:style-name="gr1" draw:text-style-name="P1" svg:width="15.999cm" svg:height="8.999cm" svg:x="0.001cm" svg:y="0.001cm">
              <draw:object draw:notify-on-update-of-ranges="Puzzle8Tabelas.N17:Puzzle8Tabelas.N18 Puzzle8Tabelas.O16:Puzzle8Tabelas.O16 Puzzle8Tabelas.O17:Puzzle8Tabelas.O18 Puzzle8Tabelas.P16:Puzzle8Tabelas.P16 Puzzle8Tabelas.P17:Puzzle8Tabelas.P18 Puzzle8Tabelas.Q16:Puzzle8Tabelas.Q16 Puzzle8Tabelas.Q17:Puzzle8Tabelas.Q18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2" table:number-rows-repeated="20">
          <table:table-cell table:number-columns-repeated="9"/>
        </table:table-row>
        <table:table-row table:style-name="ro2">
          <table:table-cell table:style-name="ce7" office:value-type="string" calcext:value-type="string">
            <text:p>Legenda: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aralelo 1 – Melhor solução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aralelo 2 – Primeira solução</text:p>
          </table:table-cell>
          <table:table-cell table:number-columns-repeated="8"/>
        </table:table-row>
      </table:table>
      <table:table table:name="NumberLinkTabel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table:number-columns-repeated="15"/>
        </table:table-row>
        <table:table-row table:style-name="ro1">
          <table:table-cell table:style-name="ce9" office:value-type="string" calcext:value-type="string" table:number-columns-spanned="7" table:number-rows-spanned="1">
            <text:p>Tabelas Gerais</text:p>
          </table:table-cell>
          <table:covered-table-cell table:number-columns-repeated="6"/>
          <table:table-cell/>
          <table:table-cell table:style-name="ce9" office:value-type="string" calcext:value-type="string" table:number-columns-spanned="3" table:number-rows-spanned="1">
            <text:p>Tempos de execução</text:p>
          </table:table-cell>
          <table:covered-table-cell table:number-columns-repeated="2"/>
          <table:table-cell/>
          <table:table-cell table:style-name="ce9" office:value-type="string" calcext:value-type="string" table:number-columns-spanned="3" table:number-rows-spanned="1">
            <text:p>Tempos de execução</text:p>
          </table:table-cell>
          <table:covered-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Problema</text:p>
          </table:table-cell>
          <table:table-cell table:style-name="ce10" office:value-type="string" calcext:value-type="string">
            <text:p>Algoritmo</text:p>
          </table:table-cell>
          <table:table-cell table:style-name="ce10" office:value-type="string" calcext:value-type="string">
            <text:p>Solução</text:p>
          </table:table-cell>
          <table:table-cell table:style-name="ce10" office:value-type="string" calcext:value-type="string">
            <text:p>Custo da Solução</text:p>
          </table:table-cell>
          <table:table-cell table:style-name="ce10" office:value-type="string" calcext:value-type="string">
            <text:p>Estados Expandidos</text:p>
          </table:table-cell>
          <table:table-cell table:style-name="ce10" office:value-type="string" calcext:value-type="string">
            <text:p>Estados Visitados</text:p>
          </table:table-cell>
          <table:table-cell table:style-name="ce10" office:value-type="string" calcext:value-type="string">
            <text:p>Tempo de Execução</text:p>
          </table:table-cell>
          <table:table-cell table:style-name="ce13"/>
          <table:table-cell table:style-name="ce19"/>
          <table:table-cell table:style-name="ce19" office:value-type="string" calcext:value-type="string">
            <text:p>Paralelo 2</text:p>
          </table:table-cell>
          <table:table-cell table:style-name="ce19" office:value-type="string" calcext:value-type="string">
            <text:p>Sequencial</text:p>
          </table:table-cell>
          <table:table-cell/>
          <table:table-cell table:style-name="ce19"/>
          <table:table-cell table:style-name="ce19" office:value-type="string" calcext:value-type="string">
            <text:p>Paralelo 2</text:p>
          </table:table-cell>
          <table:table-cell table:style-name="ce19" office:value-type="string" calcext:value-type="string">
            <text:p>Sequencial</text:p>
          </table:table-cell>
        </table:table-row>
        <table:table-row table:style-name="ro1">
          <table:table-cell table:style-name="ce11" office:value-type="string" calcext:value-type="string">
            <text:p>Numberlink1</text:p>
          </table:table-cell>
          <table:table-cell table:style-name="ce15" office:value-type="string" calcext:value-type="string">
            <text:p>Sequencial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0.000015" calcext:value-type="float">
            <text:p>0,000015</text:p>
          </table:table-cell>
          <table:table-cell table:style-name="ce13"/>
          <table:table-cell table:style-name="ce11" office:value-type="string" calcext:value-type="string">
            <text:p>Numberlink1</text:p>
          </table:table-cell>
          <table:table-cell table:style-name="ce15" table:formula="of:=VLOOKUP([.I5];[.$A$13:.$G$17];7;0)" office:value-type="float" office:value="0.000015" calcext:value-type="float">
            <text:p>0,000015</text:p>
          </table:table-cell>
          <table:table-cell table:style-name="ce15" table:formula="of:=VLOOKUP([.I5];[.$A$5:.$G$11];7;0)" office:value-type="float" office:value="0.000015" calcext:value-type="float">
            <text:p>0,000015</text:p>
          </table:table-cell>
          <table:table-cell/>
          <table:table-cell table:style-name="ce11" office:value-type="string" calcext:value-type="string">
            <text:p>Numberlink1</text:p>
          </table:table-cell>
          <table:table-cell table:style-name="ce15" table:formula="of:=VLOOKUP([.M5];[.$A$13:.$G$17];5;0)" office:value-type="float" office:value="36" calcext:value-type="float">
            <text:p>36</text:p>
          </table:table-cell>
          <table:table-cell table:style-name="ce15" table:formula="of:=VLOOKUP([.M5];[.$A$5:.$G$11];5;0)" office:value-type="float" office:value="33" calcext:value-type="float">
            <text:p>33</text:p>
          </table:table-cell>
        </table:table-row>
        <table:table-row table:style-name="ro1">
          <table:table-cell table:style-name="ce11" office:value-type="string" calcext:value-type="string">
            <text:p>Numberlink2</text:p>
          </table:table-cell>
          <table:table-cell table:style-name="ce15" office:value-type="string" calcext:value-type="string">
            <text:p>Sequencial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58" calcext:value-type="float">
            <text:p>158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0.000106" calcext:value-type="float">
            <text:p>0,000106</text:p>
          </table:table-cell>
          <table:table-cell table:style-name="ce13"/>
          <table:table-cell table:style-name="ce11" office:value-type="string" calcext:value-type="string">
            <text:p>Numberlink2</text:p>
          </table:table-cell>
          <table:table-cell table:style-name="ce15" table:formula="of:=VLOOKUP([.I6];[.$A$13:.$G$17];7;0)" office:value-type="float" office:value="0.000087" calcext:value-type="float">
            <text:p>0,000087</text:p>
          </table:table-cell>
          <table:table-cell table:style-name="ce15" table:formula="of:=VLOOKUP([.I6];[.$A$5:.$G$11];7;0)" office:value-type="float" office:value="0.000106" calcext:value-type="float">
            <text:p>0,000106</text:p>
          </table:table-cell>
          <table:table-cell/>
          <table:table-cell table:style-name="ce11" office:value-type="string" calcext:value-type="string">
            <text:p>Numberlink2</text:p>
          </table:table-cell>
          <table:table-cell table:style-name="ce15" table:formula="of:=VLOOKUP([.M6];[.$A$13:.$G$17];5;0)" office:value-type="float" office:value="170" calcext:value-type="float">
            <text:p>170</text:p>
          </table:table-cell>
          <table:table-cell table:style-name="ce15" table:formula="of:=VLOOKUP([.M6];[.$A$5:.$G$11];5;0)" office:value-type="float" office:value="158" calcext:value-type="float">
            <text:p>158</text:p>
          </table:table-cell>
        </table:table-row>
        <table:table-row table:style-name="ro1">
          <table:table-cell table:style-name="ce11" office:value-type="string" calcext:value-type="string">
            <text:p>Numberlink3</text:p>
          </table:table-cell>
          <table:table-cell table:style-name="ce15" office:value-type="string" calcext:value-type="string">
            <text:p>Sequencial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1723" calcext:value-type="float">
            <text:p>1723</text:p>
          </table:table-cell>
          <table:table-cell table:style-name="ce15" office:value-type="float" office:value="434" calcext:value-type="float">
            <text:p>434</text:p>
          </table:table-cell>
          <table:table-cell table:style-name="ce15" office:value-type="float" office:value="0.001217" calcext:value-type="float">
            <text:p>0,001217</text:p>
          </table:table-cell>
          <table:table-cell table:style-name="ce13"/>
          <table:table-cell table:style-name="ce25" office:value-type="string" calcext:value-type="string">
            <text:p>Tempo total</text:p>
          </table:table-cell>
          <table:table-cell table:style-name="ce18" table:formula="of:=SUM([.J5:.J6])" office:value-type="float" office:value="0.000102" calcext:value-type="float">
            <text:p>0,000102</text:p>
          </table:table-cell>
          <table:table-cell table:style-name="ce18" table:formula="of:=SUM([.K5:.K6])" office:value-type="float" office:value="0.000121" calcext:value-type="float">
            <text:p>0,000121</text:p>
          </table:table-cell>
          <table:table-cell/>
          <table:table-cell table:style-name="ce26"/>
          <table:table-cell table:style-name="ce27" table:number-columns-repeated="2"/>
        </table:table-row>
        <table:table-row table:style-name="ro1">
          <table:table-cell table:style-name="ce11" office:value-type="string" calcext:value-type="string">
            <text:p>Numberlink4</text:p>
          </table:table-cell>
          <table:table-cell table:style-name="ce15" office:value-type="string" calcext:value-type="string">
            <text:p>Sequencial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482" calcext:value-type="float">
            <text:p>3482</text:p>
          </table:table-cell>
          <table:table-cell table:style-name="ce15" office:value-type="float" office:value="774" calcext:value-type="float">
            <text:p>774</text:p>
          </table:table-cell>
          <table:table-cell table:style-name="ce15" office:value-type="float" office:value="0.002153" calcext:value-type="float">
            <text:p>0,002153</text:p>
          </table:table-cell>
          <table:table-cell table:style-name="ce13" table:number-columns-repeated="4"/>
          <table:table-cell/>
          <table:table-cell table:style-name="ce13" table:number-columns-repeated="3"/>
        </table:table-row>
        <table:table-row table:style-name="ro1">
          <table:table-cell table:style-name="ce11" office:value-type="string" calcext:value-type="string">
            <text:p>Numberlink5</text:p>
          </table:table-cell>
          <table:table-cell table:style-name="ce15" office:value-type="string" calcext:value-type="string">
            <text:p>Sequencial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12890" calcext:value-type="float">
            <text:p>112890</text:p>
          </table:table-cell>
          <table:table-cell table:style-name="ce15" office:value-type="float" office:value="41277" calcext:value-type="float">
            <text:p>41277</text:p>
          </table:table-cell>
          <table:table-cell table:style-name="ce15" office:value-type="float" office:value="1.490045" calcext:value-type="float">
            <text:p>1,490045</text:p>
          </table:table-cell>
          <table:table-cell table:style-name="ce13" table:number-columns-repeated="4"/>
          <table:table-cell/>
          <table:table-cell table:style-name="ce13" table:number-columns-repeated="3"/>
        </table:table-row>
        <table:table-row table:style-name="ro1">
          <table:table-cell table:style-name="ce12"/>
          <table:table-cell table:style-name="ce16" table:number-columns-repeated="4"/>
          <table:table-cell table:style-name="ce17" office:value-type="string" calcext:value-type="string">
            <text:p>Total execução</text:p>
          </table:table-cell>
          <table:table-cell table:style-name="ce18" table:formula="of:=SUM([.G5:.G9])" office:value-type="float" office:value="1.493536" calcext:value-type="float">
            <text:p>1,493536</text:p>
          </table:table-cell>
          <table:table-cell table:style-name="ce13"/>
          <table:table-cell table:style-name="ce19"/>
          <table:table-cell table:style-name="ce19" office:value-type="string" calcext:value-type="string">
            <text:p>Paralelo 2</text:p>
          </table:table-cell>
          <table:table-cell table:style-name="ce19" office:value-type="string" calcext:value-type="string">
            <text:p>Sequencial</text:p>
          </table:table-cell>
          <table:table-cell/>
          <table:table-cell table:style-name="ce19"/>
          <table:table-cell table:style-name="ce19" office:value-type="string" calcext:value-type="string">
            <text:p>Paralelo 2</text:p>
          </table:table-cell>
          <table:table-cell table:style-name="ce19" office:value-type="string" calcext:value-type="string">
            <text:p>Sequencial</text:p>
          </table:table-cell>
        </table:table-row>
        <table:table-row table:style-name="ro1">
          <table:table-cell table:style-name="ce13" table:number-columns-repeated="8"/>
          <table:table-cell table:style-name="ce11" office:value-type="string" calcext:value-type="string">
            <text:p>Numberlink3</text:p>
          </table:table-cell>
          <table:table-cell table:style-name="ce15" table:formula="of:=VLOOKUP([.I11];[.$A$13:.$G$17];7;0)" office:value-type="float" office:value="0.002788" calcext:value-type="float">
            <text:p>0,002788</text:p>
          </table:table-cell>
          <table:table-cell table:style-name="ce15" table:formula="of:=VLOOKUP([.I11];[.$A$5:.$G$11];7;0)" office:value-type="float" office:value="0.001217" calcext:value-type="float">
            <text:p>0,001217</text:p>
          </table:table-cell>
          <table:table-cell/>
          <table:table-cell table:style-name="ce11" office:value-type="string" calcext:value-type="string">
            <text:p>Numberlink3</text:p>
          </table:table-cell>
          <table:table-cell table:style-name="ce15" table:formula="of:=VLOOKUP([.M11];[.$A$13:.$G$17];5;0)" office:value-type="float" office:value="5685" calcext:value-type="float">
            <text:p>5685</text:p>
          </table:table-cell>
          <table:table-cell table:style-name="ce15" table:formula="of:=VLOOKUP([.M11];[.$A$5:.$G$11];5;0)" office:value-type="float" office:value="1723" calcext:value-type="float">
            <text:p>1723</text:p>
          </table:table-cell>
        </table:table-row>
        <table:table-row table:style-name="ro1">
          <table:table-cell table:style-name="ce10" office:value-type="string" calcext:value-type="string">
            <text:p>Problema</text:p>
          </table:table-cell>
          <table:table-cell table:style-name="ce10" office:value-type="string" calcext:value-type="string">
            <text:p>Algoritmo</text:p>
          </table:table-cell>
          <table:table-cell table:style-name="ce10" office:value-type="string" calcext:value-type="string">
            <text:p>Solução</text:p>
          </table:table-cell>
          <table:table-cell table:style-name="ce10" office:value-type="string" calcext:value-type="string">
            <text:p>Custo da Solução</text:p>
          </table:table-cell>
          <table:table-cell table:style-name="ce10" office:value-type="string" calcext:value-type="string">
            <text:p>Estados Expandidos</text:p>
          </table:table-cell>
          <table:table-cell table:style-name="ce10" office:value-type="string" calcext:value-type="string">
            <text:p>Estados Visitados</text:p>
          </table:table-cell>
          <table:table-cell table:style-name="ce10" office:value-type="string" calcext:value-type="string">
            <text:p>Tempo de Execução</text:p>
          </table:table-cell>
          <table:table-cell table:style-name="ce13"/>
          <table:table-cell table:style-name="ce11" office:value-type="string" calcext:value-type="string">
            <text:p>Numberlink4</text:p>
          </table:table-cell>
          <table:table-cell table:style-name="ce15" table:formula="of:=VLOOKUP([.I12];[.$A$13:.$G$17];7;0)" office:value-type="float" office:value="0.003038" calcext:value-type="float">
            <text:p>0,003038</text:p>
          </table:table-cell>
          <table:table-cell table:style-name="ce15" table:formula="of:=VLOOKUP([.I12];[.$A$5:.$G$11];7;0)" office:value-type="float" office:value="0.002153" calcext:value-type="float">
            <text:p>0,002153</text:p>
          </table:table-cell>
          <table:table-cell/>
          <table:table-cell table:style-name="ce11" office:value-type="string" calcext:value-type="string">
            <text:p>Numberlink4</text:p>
          </table:table-cell>
          <table:table-cell table:style-name="ce15" table:formula="of:=VLOOKUP([.M12];[.$A$13:.$G$17];5;0)" office:value-type="float" office:value="8444" calcext:value-type="float">
            <text:p>8444</text:p>
          </table:table-cell>
          <table:table-cell table:style-name="ce15" table:formula="of:=VLOOKUP([.M12];[.$A$5:.$G$11];5;0)" office:value-type="float" office:value="3482" calcext:value-type="float">
            <text:p>3482</text:p>
          </table:table-cell>
        </table:table-row>
        <table:table-row table:style-name="ro1">
          <table:table-cell table:style-name="ce11" office:value-type="string" calcext:value-type="string">
            <text:p>Numberlink1</text:p>
          </table:table-cell>
          <table:table-cell table:style-name="ce15" office:value-type="string" calcext:value-type="string">
            <text:p>Paralelo 2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0.000015" calcext:value-type="float">
            <text:p>0,000015</text:p>
          </table:table-cell>
          <table:table-cell table:style-name="ce13"/>
          <table:table-cell table:style-name="ce25" office:value-type="string" calcext:value-type="string">
            <text:p>Tempo total</text:p>
          </table:table-cell>
          <table:table-cell table:style-name="ce18" table:formula="of:=SUM([.J11:.J12])" office:value-type="float" office:value="0.005826" calcext:value-type="float">
            <text:p>0,005826</text:p>
          </table:table-cell>
          <table:table-cell table:style-name="ce18" table:formula="of:=SUM([.K11:.K12])" office:value-type="float" office:value="0.00337" calcext:value-type="float">
            <text:p>0,00337</text:p>
          </table:table-cell>
          <table:table-cell/>
          <table:table-cell table:style-name="ce26"/>
          <table:table-cell table:style-name="ce27" table:number-columns-repeated="2"/>
        </table:table-row>
        <table:table-row table:style-name="ro1">
          <table:table-cell table:style-name="ce11" office:value-type="string" calcext:value-type="string">
            <text:p>Numberlink2</text:p>
          </table:table-cell>
          <table:table-cell table:style-name="ce15" office:value-type="string" calcext:value-type="string">
            <text:p>Paralelo 2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70" calcext:value-type="float">
            <text:p>17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.000087" calcext:value-type="float">
            <text:p>0,000087</text:p>
          </table:table-cell>
          <table:table-cell table:style-name="ce13" table:number-columns-repeated="4"/>
          <table:table-cell/>
          <table:table-cell table:style-name="ce13" table:number-columns-repeated="3"/>
        </table:table-row>
        <table:table-row table:style-name="ro1">
          <table:table-cell table:style-name="ce11" office:value-type="string" calcext:value-type="string">
            <text:p>Numberlink3</text:p>
          </table:table-cell>
          <table:table-cell table:style-name="ce15" office:value-type="string" calcext:value-type="string">
            <text:p>Paralelo 2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5685" calcext:value-type="float">
            <text:p>5685</text:p>
          </table:table-cell>
          <table:table-cell table:style-name="ce15" office:value-type="float" office:value="1311" calcext:value-type="float">
            <text:p>1311</text:p>
          </table:table-cell>
          <table:table-cell table:style-name="ce15" office:value-type="float" office:value="0.002788" calcext:value-type="float">
            <text:p>0,002788</text:p>
          </table:table-cell>
          <table:table-cell table:style-name="ce13" table:number-columns-repeated="4"/>
          <table:table-cell/>
          <table:table-cell table:style-name="ce13" table:number-columns-repeated="3"/>
        </table:table-row>
        <table:table-row table:style-name="ro1">
          <table:table-cell table:style-name="ce11" office:value-type="string" calcext:value-type="string">
            <text:p>Numberlink4</text:p>
          </table:table-cell>
          <table:table-cell table:style-name="ce15" office:value-type="string" calcext:value-type="string">
            <text:p>Paralelo 2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8444" calcext:value-type="float">
            <text:p>8444</text:p>
          </table:table-cell>
          <table:table-cell table:style-name="ce15" office:value-type="float" office:value="1713" calcext:value-type="float">
            <text:p>1713</text:p>
          </table:table-cell>
          <table:table-cell table:style-name="ce15" office:value-type="float" office:value="0.003038" calcext:value-type="float">
            <text:p>0,003038</text:p>
          </table:table-cell>
          <table:table-cell table:style-name="ce13"/>
          <table:table-cell table:style-name="ce19"/>
          <table:table-cell table:style-name="ce19" office:value-type="string" calcext:value-type="string">
            <text:p>Paralelo 2</text:p>
          </table:table-cell>
          <table:table-cell table:style-name="ce19" office:value-type="string" calcext:value-type="string">
            <text:p>Sequencial</text:p>
          </table:table-cell>
          <table:table-cell/>
          <table:table-cell table:style-name="ce19"/>
          <table:table-cell table:style-name="ce19" office:value-type="string" calcext:value-type="string">
            <text:p>Paralelo 2</text:p>
          </table:table-cell>
          <table:table-cell table:style-name="ce19" office:value-type="string" calcext:value-type="string">
            <text:p>Sequencial</text:p>
          </table:table-cell>
        </table:table-row>
        <table:table-row table:style-name="ro1">
          <table:table-cell table:style-name="ce11" office:value-type="string" calcext:value-type="string">
            <text:p>Numberlink5</text:p>
          </table:table-cell>
          <table:table-cell table:style-name="ce15" office:value-type="string" calcext:value-type="string">
            <text:p>Paralelo 2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13473" calcext:value-type="float">
            <text:p>113473</text:p>
          </table:table-cell>
          <table:table-cell table:style-name="ce15" office:value-type="float" office:value="41520" calcext:value-type="float">
            <text:p>41520</text:p>
          </table:table-cell>
          <table:table-cell table:style-name="ce15" office:value-type="float" office:value="0.36644" calcext:value-type="float">
            <text:p>0,36644</text:p>
          </table:table-cell>
          <table:table-cell table:style-name="ce13"/>
          <table:table-cell table:style-name="ce11" office:value-type="string" calcext:value-type="string">
            <text:p>Numberlink5</text:p>
          </table:table-cell>
          <table:table-cell table:style-name="ce15" table:formula="of:=VLOOKUP([.I17];[.$A$13:.$G$17];7;0)" office:value-type="float" office:value="0.36644" calcext:value-type="float">
            <text:p>0,36644</text:p>
          </table:table-cell>
          <table:table-cell table:style-name="ce15" table:formula="of:=VLOOKUP([.I17];[.$A$5:.$G$11];7;0)" office:value-type="float" office:value="1.490045" calcext:value-type="float">
            <text:p>1,490045</text:p>
          </table:table-cell>
          <table:table-cell/>
          <table:table-cell table:style-name="ce11" office:value-type="string" calcext:value-type="string">
            <text:p>Numberlink5</text:p>
          </table:table-cell>
          <table:table-cell table:style-name="ce15" table:formula="of:=VLOOKUP([.M17];[.$A$13:.$G$17];5;0)" office:value-type="float" office:value="113473" calcext:value-type="float">
            <text:p>113473</text:p>
          </table:table-cell>
          <table:table-cell table:style-name="ce15" table:formula="of:=VLOOKUP([.M17];[.$A$5:.$G$11];5;0)" office:value-type="float" office:value="112890" calcext:value-type="float">
            <text:p>112890</text:p>
          </table:table-cell>
        </table:table-row>
        <table:table-row table:style-name="ro1">
          <table:table-cell table:style-name="ce12"/>
          <table:table-cell table:style-name="ce16" table:number-columns-repeated="4"/>
          <table:table-cell table:style-name="ce17" office:value-type="string" calcext:value-type="string">
            <text:p>Total execução</text:p>
          </table:table-cell>
          <table:table-cell table:style-name="ce18" table:formula="of:=SUM([.G13:.G17])" office:value-type="float" office:value="0.372368" calcext:value-type="float">
            <text:p>0,372368</text:p>
          </table:table-cell>
          <table:table-cell table:style-name="ce13"/>
          <table:table-cell table:style-name="ce25" office:value-type="string" calcext:value-type="string">
            <text:p>Tempo total</text:p>
          </table:table-cell>
          <table:table-cell table:style-name="ce18" table:formula="of:=[.J17]" office:value-type="float" office:value="0.36644" calcext:value-type="float">
            <text:p>0,36644</text:p>
          </table:table-cell>
          <table:table-cell table:style-name="ce18" table:formula="of:=[.K17]" office:value-type="float" office:value="1.490045" calcext:value-type="float">
            <text:p>1,490045</text:p>
          </table:table-cell>
          <table:table-cell/>
          <table:table-cell table:style-name="ce26"/>
          <table:table-cell table:style-name="ce27" table:number-columns-repeated="2"/>
        </table:table-row>
        <table:table-row table:style-name="ro1">
          <table:table-cell table:style-name="ce13" table:number-columns-repeated="11"/>
          <table:table-cell table:number-columns-repeated="4"/>
        </table:table-row>
        <table:table-row table:style-name="ro1">
          <table:table-cell table:style-name="ce14" office:value-type="string" calcext:value-type="string">
            <text:p>Legenda:</text:p>
          </table:table-cell>
          <table:table-cell table:style-name="ce13" table:number-columns-repeated="7"/>
          <table:table-cell/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office:value-type="string" calcext:value-type="string">
            <text:p>Paralelo 1 – Melhor solução</text:p>
          </table:table-cell>
          <table:table-cell table:style-name="ce13" table:number-columns-repeated="7"/>
          <table:table-cell table:style-name="ce19"/>
          <table:table-cell table:style-name="ce19" office:value-type="string" calcext:value-type="string">
            <text:p>Paralelo 2</text:p>
          </table:table-cell>
          <table:table-cell table:style-name="ce19" office:value-type="string" calcext:value-type="string">
            <text:p>Sequencial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Paralelo 2 – Primeira solução</text:p>
          </table:table-cell>
          <table:table-cell table:style-name="ce13" table:number-columns-repeated="7"/>
          <table:table-cell table:style-name="ce25" office:value-type="string" calcext:value-type="string">
            <text:p>Tempo total</text:p>
          </table:table-cell>
          <table:table-cell table:style-name="ce18" table:formula="of:=[.G18]" office:value-type="float" office:value="0.372368" calcext:value-type="float">
            <text:p>0,372368</text:p>
          </table:table-cell>
          <table:table-cell table:style-name="ce18" table:formula="of:=[.G10]" office:value-type="float" office:value="1.493536" calcext:value-type="float">
            <text:p>1,493536</text:p>
          </table:table-cell>
          <table:table-cell table:number-columns-repeated="4"/>
        </table:table-row>
        <table:table-row table:style-name="ro1" table:number-rows-repeated="104855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NumberLinkGráficos" table:style-name="ta1">
        <table:table-column table:style-name="co11" table:number-columns-repeated="9" table:default-cell-style-name="Default"/>
        <table:table-row table:style-name="ro2">
          <table:table-cell>
            <draw:frame draw:z-index="0" draw:style-name="gr1" draw:text-style-name="P1" svg:width="15.999cm" svg:height="8.999cm" svg:x="0.001cm" svg:y="0.001cm">
              <draw:object draw:notify-on-update-of-ranges="NumberLinkTabelas.I5:NumberLinkTabelas.I6 NumberLinkTabelas.J4:NumberLinkTabelas.J4 NumberLinkTabelas.J5:NumberLinkTabelas.J6 NumberLinkTabelas.K4:NumberLinkTabelas.K4 NumberLinkTabelas.K5:NumberLinkTabelas.K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>
            <draw:frame draw:z-index="3" draw:style-name="gr1" draw:text-style-name="P1" svg:width="15.999cm" svg:height="8.999cm" svg:x="0.001cm" svg:y="0.001cm">
              <draw:object draw:notify-on-update-of-ranges="NumberLinkTabelas.M5:NumberLinkTabelas.M6 NumberLinkTabelas.N4:NumberLinkTabelas.N4 NumberLinkTabelas.N5:NumberLinkTabelas.N6 NumberLinkTabelas.O4:NumberLinkTabelas.O4 NumberLinkTabelas.O5:NumberLinkTabelas.O6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2" table:number-rows-repeated="20">
          <table:table-cell table:number-columns-repeated="9"/>
        </table:table-row>
        <table:table-row table:style-name="ro2">
          <table:table-cell>
            <draw:frame draw:z-index="1" draw:style-name="gr1" draw:text-style-name="P1" svg:width="15.999cm" svg:height="8.999cm" svg:x="0.001cm" svg:y="0.001cm">
              <draw:object draw:notify-on-update-of-ranges="NumberLinkTabelas.I11:NumberLinkTabelas.I12 NumberLinkTabelas.J10:NumberLinkTabelas.J10 NumberLinkTabelas.J11:NumberLinkTabelas.J12 NumberLinkTabelas.K10:NumberLinkTabelas.K10 NumberLinkTabelas.K11:NumberLinkTabelas.K1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7"/>
          <table:table-cell>
            <draw:frame draw:z-index="4" draw:style-name="gr1" draw:text-style-name="P1" svg:width="15.999cm" svg:height="8.999cm" svg:x="0.001cm" svg:y="0.001cm">
              <draw:object draw:notify-on-update-of-ranges="NumberLinkTabelas.M11:NumberLinkTabelas.M12 NumberLinkTabelas.N10:NumberLinkTabelas.N10 NumberLinkTabelas.N11:NumberLinkTabelas.N12 NumberLinkTabelas.O10:NumberLinkTabelas.O10 NumberLinkTabelas.O11:NumberLinkTabelas.O12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</table:table-row>
        <table:table-row table:style-name="ro2" table:number-rows-repeated="20">
          <table:table-cell table:number-columns-repeated="9"/>
        </table:table-row>
        <table:table-row table:style-name="ro2">
          <table:table-cell>
            <draw:frame draw:z-index="2" draw:style-name="gr1" draw:text-style-name="P1" svg:width="15.999cm" svg:height="8.999cm" svg:x="0.001cm" svg:y="0.001cm">
              <draw:object draw:notify-on-update-of-ranges="NumberLinkTabelas.J16:NumberLinkTabelas.K16 NumberLinkTabelas.I17:NumberLinkTabelas.I17 NumberLinkTabelas.J17:NumberLinkTabelas.K17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draw:z-index="5" draw:style-name="gr1" draw:text-style-name="P1" svg:width="15.999cm" svg:height="8.999cm" svg:x="0.001cm" svg:y="0.002cm">
              <draw:object draw:notify-on-update-of-ranges="NumberLinkTabelas.N16:NumberLinkTabelas.O16 NumberLinkTabelas.M17:NumberLinkTabelas.M17 NumberLinkTabelas.N17:NumberLinkTabelas.O17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</table:table-row>
        <table:table-row table:style-name="ro2" table:number-rows-repeated="20">
          <table:table-cell table:number-columns-repeated="9"/>
        </table:table-row>
        <table:table-row table:style-name="ro2">
          <table:table-cell table:style-name="ce7" office:value-type="string" calcext:value-type="string">
            <text:p>Legenda: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aralelo 2 – Primeira solução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Puzzle8Tabelas.A4:Puzzle8Tabelas.G31">
          <table:sort>
            <table:sort-by table:field-number="0" table:data-type="automatic"/>
          </table:sort>
        </table:database-range>
        <table:database-range table:name="__Anonymous_Sheet_DB__2" table:target-range-address="NumberLinkTabelas.A4:NumberLinkTabelas.G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21:40:37.447902245</meta:creation-date>
    <dc:date>2023-06-11T14:58:53.885272498</dc:date>
    <meta:editing-duration>PT3H5M10S</meta:editing-duration>
    <meta:editing-cycles>12</meta:editing-cycles>
    <meta:generator>LibreOffice/7.5.2.2$Linux_X86_64 LibreOffice_project/50$Build-2</meta:generator>
    <meta:document-statistic meta:table-count="4" meta:cell-count="428" meta:object-count="1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535cm" svg:y="0.316cm" chart:style-name="ch2">
          <text:p>Algoritmo A* - Puzzle 8</text:p>
        </chart:title>
        <chart:subtitle svg:x="2.765cm" svg:y="1.301cm" chart:style-name="ch3">
          <text:p>Problemas fáceis - Solução encontrada (tempo de execução)</text:p>
        </chart:subtitle>
        <chart:legend chart:legend-position="end" svg:x="13.509cm" svg:y="3.694cm" style:legend-expansion="high" chart:style-name="ch4"/>
        <chart:plot-area chart:style-name="ch5" chart:data-source-has-labels="both" svg:x="0.32cm" svg:y="2.138cm" svg:width="12.869cm" svg:height="6.682cm">
          <chart:coordinate-region svg:x="1.629cm" svg:y="2.34cm" svg:width="11.56cm" svg:height="5.827cm"/>
          <chart:axis chart:dimension="x" chart:name="primary-x" chart:style-name="ch6" chartooo:axis-type="auto">
            <chartooo:date-scale/>
            <chart:categories table:cell-range-address="local-table.$A$2:.$A$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series chart:style-name="ch10" chart:values-cell-range-address="local-table.$C$2:.$C$4" chart:label-cell-address="local-table.$C$1" chart:class="chart:bar">
            <chart:data-point chart:repeated="3"/>
          </chart:series>
          <chart:series chart:style-name="ch11" chart:values-cell-range-address="local-table.$D$2:.$D$4" chart:label-cell-address="local-table.$D$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 1</text:p>
              </table:table-cell>
              <table:table-cell office:value-type="string">
                <text:p>Paralelo 2</text:p>
              </table:table-cell>
              <table:table-cell office:value-type="string">
                <text:p>Sequencial</text:p>
              </table:table-cell>
            </table:table-row>
          </table:table-header-rows>
          <table:table-rows>
            <table:table-row>
              <table:table-cell office:value-type="string">
                <text:p>Fácil1</text:p>
              </table:table-cell>
              <table:table-cell office:value-type="float" office:value="0.00018">
                <text:p>0.00018</text:p>
              </table:table-cell>
              <table:table-cell office:value-type="float" office:value="0.000234">
                <text:p>0.000234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Fácil2</text:p>
              </table:table-cell>
              <table:table-cell office:value-type="float" office:value="0.000255">
                <text:p>0.000255</text:p>
              </table:table-cell>
              <table:table-cell office:value-type="float" office:value="0.000341">
                <text:p>0.000341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Fácil3</text:p>
              </table:table-cell>
              <table:table-cell office:value-type="float" office:value="0.000641">
                <text:p>0.000641</text:p>
              </table:table-cell>
              <table:table-cell office:value-type="float" office:value="0.000595">
                <text:p>0.000595</text:p>
              </table:table-cell>
              <table:table-cell office:value-type="float" office:value="0.00041">
                <text:p>0.000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97cm" svg:y="0.316cm" chart:style-name="ch2">
          <text:p>Algoritmo A* - Number link</text:p>
        </chart:title>
        <chart:subtitle svg:x="5.009cm" svg:y="1.301cm" chart:style-name="ch3">
          <text:p>Puzzle 1 e 2 (estados expandidos)</text:p>
        </chart:subtitle>
        <chart:legend chart:legend-position="end" svg:x="13.509cm" svg:y="3.946cm" style:legend-expansion="high" chart:style-name="ch4"/>
        <chart:plot-area chart:style-name="ch5" table:cell-range-address="NumberLinkTabelas.M4:NumberLinkTabelas.O6" chart:data-source-has-labels="both" svg:x="0.32cm" svg:y="2.138cm" svg:width="12.869cm" svg:height="6.682cm">
          <chart:coordinate-region svg:x="1.143cm" svg:y="2.34cm" svg:width="12.046cm" svg:height="5.827cm"/>
          <chart:axis chart:dimension="x" chart:name="primary-x" chart:style-name="ch6" chartooo:axis-type="auto">
            <chartooo:date-scale/>
            <chart:categories table:cell-range-address="NumberLinkTabelas.M5:NumberLinkTabelas.M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NumberLinkTabelas.N5:NumberLinkTabelas.N6" chart:label-cell-address="NumberLinkTabelas.N4:NumberLinkTabelas.N4" chart:class="chart:bar">
            <chart:data-point chart:repeated="2"/>
          </chart:series>
          <chart:series chart:style-name="ch10" chart:values-cell-range-address="NumberLinkTabelas.O5:NumberLinkTabelas.O6" chart:label-cell-address="NumberLinkTabelas.O4:NumberLinkTabelas.O4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 2</text:p>
                <draw:g>
                  <svg:desc>NumberLinkTabelas.N4:NumberLinkTabelas.N4</svg:desc>
                </draw:g>
              </table:table-cell>
              <table:table-cell office:value-type="string">
                <text:p>Sequencial</text:p>
                <draw:g>
                  <svg:desc>NumberLinkTabelas.O4:NumberLinkTabelas.O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umberlink1</text:p>
                <draw:g>
                  <svg:desc>NumberLinkTabelas.M5:NumberLinkTabelas.M6</svg:desc>
                </draw:g>
              </table:table-cell>
              <table:table-cell office:value-type="float" office:value="36">
                <text:p>36</text:p>
                <draw:g>
                  <svg:desc>NumberLinkTabelas.N5:NumberLinkTabelas.N6</svg:desc>
                </draw:g>
              </table:table-cell>
              <table:table-cell office:value-type="float" office:value="33">
                <text:p>33</text:p>
                <draw:g>
                  <svg:desc>NumberLinkTabelas.O5:NumberLinkTabelas.O6</svg:desc>
                </draw:g>
              </table:table-cell>
            </table:table-row>
            <table:table-row>
              <table:table-cell office:value-type="string">
                <text:p>Numberlink2</text:p>
              </table:table-cell>
              <table:table-cell office:value-type="float" office:value="170">
                <text:p>170</text:p>
              </table:table-cell>
              <table:table-cell office:value-type="float" office:value="158">
                <text:p>15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97cm" svg:y="0.316cm" chart:style-name="ch2">
          <text:p>Algoritmo A* - Number link</text:p>
        </chart:title>
        <chart:subtitle svg:x="5.009cm" svg:y="1.301cm" chart:style-name="ch3">
          <text:p>Puzzle 3 e 4 (estados expandidos)</text:p>
        </chart:subtitle>
        <chart:legend chart:legend-position="end" svg:x="13.509cm" svg:y="3.946cm" style:legend-expansion="high" chart:style-name="ch4"/>
        <chart:plot-area chart:style-name="ch5" table:cell-range-address="NumberLinkTabelas.M10:NumberLinkTabelas.O12" chart:data-source-has-labels="both" svg:x="0.32cm" svg:y="2.138cm" svg:width="12.869cm" svg:height="6.682cm">
          <chart:coordinate-region svg:x="1.333cm" svg:y="2.34cm" svg:width="11.856cm" svg:height="5.827cm"/>
          <chart:axis chart:dimension="x" chart:name="primary-x" chart:style-name="ch6" chartooo:axis-type="auto">
            <chartooo:date-scale/>
            <chart:categories table:cell-range-address="NumberLinkTabelas.M11:NumberLinkTabelas.M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NumberLinkTabelas.N11:NumberLinkTabelas.N12" chart:label-cell-address="NumberLinkTabelas.N10:NumberLinkTabelas.N10" chart:class="chart:bar">
            <chart:data-point chart:repeated="2"/>
          </chart:series>
          <chart:series chart:style-name="ch10" chart:values-cell-range-address="NumberLinkTabelas.O11:NumberLinkTabelas.O12" chart:label-cell-address="NumberLinkTabelas.O10:NumberLinkTabelas.O10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 2</text:p>
                <draw:g>
                  <svg:desc>NumberLinkTabelas.N10:NumberLinkTabelas.N10</svg:desc>
                </draw:g>
              </table:table-cell>
              <table:table-cell office:value-type="string">
                <text:p>Sequencial</text:p>
                <draw:g>
                  <svg:desc>NumberLinkTabelas.O10:NumberLinkTabelas.O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umberlink3</text:p>
                <draw:g>
                  <svg:desc>NumberLinkTabelas.M11:NumberLinkTabelas.M12</svg:desc>
                </draw:g>
              </table:table-cell>
              <table:table-cell office:value-type="float" office:value="5685">
                <text:p>5685</text:p>
                <draw:g>
                  <svg:desc>NumberLinkTabelas.N11:NumberLinkTabelas.N12</svg:desc>
                </draw:g>
              </table:table-cell>
              <table:table-cell office:value-type="float" office:value="1723">
                <text:p>1723</text:p>
                <draw:g>
                  <svg:desc>NumberLinkTabelas.O11:NumberLinkTabelas.O12</svg:desc>
                </draw:g>
              </table:table-cell>
            </table:table-row>
            <table:table-row>
              <table:table-cell office:value-type="string">
                <text:p>Numberlink4</text:p>
              </table:table-cell>
              <table:table-cell office:value-type="float" office:value="8444">
                <text:p>8444</text:p>
              </table:table-cell>
              <table:table-cell office:value-type="float" office:value="3482">
                <text:p>348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23cm" svg:y="0.316cm" chart:style-name="ch2">
          <text:p>Algoritmo A* - Number Link</text:p>
        </chart:title>
        <chart:subtitle svg:x="5.326cm" svg:y="1.301cm" chart:style-name="ch3">
          <text:p>Puzzle 5 (estados expandidos)</text:p>
        </chart:subtitle>
        <chart:plot-area chart:style-name="ch4" table:cell-range-address="NumberLinkTabelas.M16:NumberLinkTabelas.O17" chart:data-source-has-labels="both" svg:x="0.32cm" svg:y="2.138cm" svg:width="15.36cm" svg:height="6.682cm">
          <chart:coordinate-region svg:x="1.714cm" svg:y="2.34cm" svg:width="13.966cm" svg:height="5.827cm"/>
          <chart:axis chart:dimension="x" chart:name="primary-x" chart:style-name="ch5" chartooo:axis-type="auto">
            <chartooo:date-scale/>
            <chart:categories table:cell-range-address="NumberLinkTabelas.N16:NumberLinkTabelas.O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umberLinkTabelas.N17:NumberLinkTabelas.O17" chart:label-cell-address="NumberLinkTabelas.M17:NumberLinkTabelas.M1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 2</text:p>
                <draw:g>
                  <svg:desc>NumberLinkTabelas.N16:NumberLinkTabelas.O16</svg:desc>
                </draw:g>
              </table:table-cell>
              <table:table-cell office:value-type="string">
                <text:p>Sequencial</text:p>
              </table:table-cell>
            </table:table-row>
          </table:table-header-rows>
          <table:table-rows>
            <table:table-row>
              <table:table-cell office:value-type="string">
                <text:p>Numberlink5</text:p>
                <draw:g>
                  <svg:desc>NumberLinkTabelas.M17:NumberLinkTabelas.M17</svg:desc>
                </draw:g>
              </table:table-cell>
              <table:table-cell office:value-type="float" office:value="113473">
                <text:p>113473</text:p>
                <draw:g>
                  <svg:desc>NumberLinkTabelas.N17:NumberLinkTabelas.O17</svg:desc>
                </draw:g>
              </table:table-cell>
              <table:table-cell office:value-type="float" office:value="112890">
                <text:p>11289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35cm" svg:y="0.316cm" chart:style-name="ch2">
          <text:p>Algoritmo A* - Puzzle 8</text:p>
        </chart:title>
        <chart:subtitle svg:x="2.67cm" svg:y="1.301cm" chart:style-name="ch3">
          <text:p>Problemas difíceis - Solução encontrada (tempo de execução)</text:p>
        </chart:subtitle>
        <chart:legend chart:legend-position="end" svg:x="13.509cm" svg:y="3.694cm" style:legend-expansion="high" chart:style-name="ch4"/>
        <chart:plot-area chart:style-name="ch5" table:cell-range-address="Puzzle8Tabelas.I11:Puzzle8Tabelas.L13" chart:data-source-has-labels="both" svg:x="0.32cm" svg:y="2.138cm" svg:width="12.869cm" svg:height="6.682cm">
          <chart:coordinate-region svg:x="1.248cm" svg:y="2.341cm" svg:width="11.941cm" svg:height="5.826cm"/>
          <chart:axis chart:dimension="x" chart:name="primary-x" chart:style-name="ch6" chartooo:axis-type="auto">
            <chartooo:date-scale/>
            <chart:categories table:cell-range-address="Puzzle8Tabelas.I12:Puzzle8Tabelas.I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Puzzle8Tabelas.J12:Puzzle8Tabelas.J13" chart:label-cell-address="Puzzle8Tabelas.J11:Puzzle8Tabelas.J11" chart:class="chart:bar">
            <chart:data-point chart:repeated="2"/>
          </chart:series>
          <chart:series chart:style-name="ch10" chart:values-cell-range-address="Puzzle8Tabelas.K12:Puzzle8Tabelas.K13" chart:label-cell-address="Puzzle8Tabelas.K11:Puzzle8Tabelas.K11" chart:class="chart:bar">
            <chart:data-point chart:repeated="2"/>
          </chart:series>
          <chart:series chart:style-name="ch11" chart:values-cell-range-address="Puzzle8Tabelas.L12:Puzzle8Tabelas.L13" chart:label-cell-address="Puzzle8Tabelas.L11:Puzzle8Tabelas.L1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 1</text:p>
                <draw:g>
                  <svg:desc>Puzzle8Tabelas.J11:Puzzle8Tabelas.J11</svg:desc>
                </draw:g>
              </table:table-cell>
              <table:table-cell office:value-type="string">
                <text:p>Paralelo 2</text:p>
                <draw:g>
                  <svg:desc>Puzzle8Tabelas.K11:Puzzle8Tabelas.K11</svg:desc>
                </draw:g>
              </table:table-cell>
              <table:table-cell office:value-type="string">
                <text:p>Sequencial</text:p>
                <draw:g>
                  <svg:desc>Puzzle8Tabelas.L11:Puzzle8Tabelas.L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fícil1</text:p>
                <draw:g>
                  <svg:desc>Puzzle8Tabelas.I12:Puzzle8Tabelas.I13</svg:desc>
                </draw:g>
              </table:table-cell>
              <table:table-cell office:value-type="float" office:value="0.023375">
                <text:p>0.023375</text:p>
                <draw:g>
                  <svg:desc>Puzzle8Tabelas.J12:Puzzle8Tabelas.J13</svg:desc>
                </draw:g>
              </table:table-cell>
              <table:table-cell office:value-type="float" office:value="0.008448">
                <text:p>0.008448</text:p>
                <draw:g>
                  <svg:desc>Puzzle8Tabelas.K12:Puzzle8Tabelas.K13</svg:desc>
                </draw:g>
              </table:table-cell>
              <table:table-cell office:value-type="float" office:value="0.023708">
                <text:p>0.023708</text:p>
                <draw:g>
                  <svg:desc>Puzzle8Tabelas.L12:Puzzle8Tabelas.L13</svg:desc>
                </draw:g>
              </table:table-cell>
            </table:table-row>
            <table:table-row>
              <table:table-cell office:value-type="string">
                <text:p>Difícil2</text:p>
              </table:table-cell>
              <table:table-cell office:value-type="float" office:value="0.027046">
                <text:p>0.027046</text:p>
              </table:table-cell>
              <table:table-cell office:value-type="float" office:value="0.023863">
                <text:p>0.023863</text:p>
              </table:table-cell>
              <table:table-cell office:value-type="float" office:value="0.063029">
                <text:p>0.0630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35cm" svg:y="0.316cm" chart:style-name="ch2">
          <text:p>Algoritmo A* - Puzzle 8</text:p>
        </chart:title>
        <chart:subtitle svg:x="2.86cm" svg:y="1.301cm" chart:style-name="ch3">
          <text:p>Problemas impossíveis - Sem solução (tempo de execução)</text:p>
        </chart:subtitle>
        <chart:legend chart:legend-position="end" svg:x="13.509cm" svg:y="3.694cm" style:legend-expansion="high" chart:style-name="ch4"/>
        <chart:plot-area chart:style-name="ch5" table:cell-range-address="Puzzle8Tabelas.I17:Puzzle8Tabelas.L19" chart:data-source-has-labels="both" svg:x="0.32cm" svg:y="2.138cm" svg:width="12.869cm" svg:height="6.682cm">
          <chart:coordinate-region svg:x="0.952cm" svg:y="2.34cm" svg:width="12.237cm" svg:height="5.827cm"/>
          <chart:axis chart:dimension="x" chart:name="primary-x" chart:style-name="ch6" chartooo:axis-type="auto">
            <chartooo:date-scale/>
            <chart:categories table:cell-range-address="Puzzle8Tabelas.I18:Puzzle8Tabelas.I1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Puzzle8Tabelas.J18:Puzzle8Tabelas.J19" chart:label-cell-address="Puzzle8Tabelas.J17:Puzzle8Tabelas.J17" chart:class="chart:bar">
            <chart:data-point chart:repeated="2"/>
          </chart:series>
          <chart:series chart:style-name="ch10" chart:values-cell-range-address="Puzzle8Tabelas.K18:Puzzle8Tabelas.K19" chart:label-cell-address="Puzzle8Tabelas.K17:Puzzle8Tabelas.K17" chart:class="chart:bar">
            <chart:data-point chart:repeated="2"/>
          </chart:series>
          <chart:series chart:style-name="ch11" chart:values-cell-range-address="Puzzle8Tabelas.L18:Puzzle8Tabelas.L19" chart:label-cell-address="Puzzle8Tabelas.L17:Puzzle8Tabelas.L17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 1</text:p>
                <draw:g>
                  <svg:desc>Puzzle8Tabelas.J17:Puzzle8Tabelas.J17</svg:desc>
                </draw:g>
              </table:table-cell>
              <table:table-cell office:value-type="string">
                <text:p>Paralelo 2</text:p>
                <draw:g>
                  <svg:desc>Puzzle8Tabelas.K17:Puzzle8Tabelas.K17</svg:desc>
                </draw:g>
              </table:table-cell>
              <table:table-cell office:value-type="string">
                <text:p>Sequencial</text:p>
                <draw:g>
                  <svg:desc>Puzzle8Tabelas.L17:Puzzle8Tabelas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mpossível1</text:p>
                <draw:g>
                  <svg:desc>Puzzle8Tabelas.I18:Puzzle8Tabelas.I19</svg:desc>
                </draw:g>
              </table:table-cell>
              <table:table-cell office:value-type="float" office:value="3.505012">
                <text:p>3.505012</text:p>
                <draw:g>
                  <svg:desc>Puzzle8Tabelas.J18:Puzzle8Tabelas.J19</svg:desc>
                </draw:g>
              </table:table-cell>
              <table:table-cell office:value-type="float" office:value="3.588861">
                <text:p>3.588861</text:p>
                <draw:g>
                  <svg:desc>Puzzle8Tabelas.K18:Puzzle8Tabelas.K19</svg:desc>
                </draw:g>
              </table:table-cell>
              <table:table-cell office:value-type="float" office:value="13.175499">
                <text:p>13.175499</text:p>
                <draw:g>
                  <svg:desc>Puzzle8Tabelas.L18:Puzzle8Tabelas.L19</svg:desc>
                </draw:g>
              </table:table-cell>
            </table:table-row>
            <table:table-row>
              <table:table-cell office:value-type="string">
                <text:p>Impossível2</text:p>
              </table:table-cell>
              <table:table-cell office:value-type="float" office:value="3.475799">
                <text:p>3.475799</text:p>
              </table:table-cell>
              <table:table-cell office:value-type="float" office:value="3.499128">
                <text:p>3.499128</text:p>
              </table:table-cell>
              <table:table-cell office:value-type="float" office:value="13.287301">
                <text:p>13.2873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97cm" svg:y="0.316cm" chart:style-name="ch2">
          <text:p>Algoritmo A* - Number link</text:p>
        </chart:title>
        <chart:subtitle svg:x="5.04cm" svg:y="1.301cm" chart:style-name="ch3">
          <text:p>Puzzle 1 e 2 (tempo de execução)</text:p>
        </chart:subtitle>
        <chart:legend chart:legend-position="end" svg:x="13.509cm" svg:y="3.946cm" style:legend-expansion="high" chart:style-name="ch4"/>
        <chart:plot-area chart:style-name="ch5" table:cell-range-address="NumberLinkTabelas.I4:NumberLinkTabelas.K6" chart:data-source-has-labels="both" svg:x="0.32cm" svg:y="2.138cm" svg:width="12.869cm" svg:height="6.682cm">
          <chart:coordinate-region svg:x="1.82cm" svg:y="2.341cm" svg:width="11.369cm" svg:height="5.826cm"/>
          <chart:axis chart:dimension="x" chart:name="primary-x" chart:style-name="ch6" chartooo:axis-type="auto">
            <chartooo:date-scale/>
            <chart:categories table:cell-range-address="NumberLinkTabelas.I5:NumberLinkTabelas.I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NumberLinkTabelas.J5:NumberLinkTabelas.J6" chart:label-cell-address="NumberLinkTabelas.J4:NumberLinkTabelas.J4" chart:class="chart:bar">
            <chart:data-point chart:repeated="2"/>
          </chart:series>
          <chart:series chart:style-name="ch10" chart:values-cell-range-address="NumberLinkTabelas.K5:NumberLinkTabelas.K6" chart:label-cell-address="NumberLinkTabelas.K4:NumberLinkTabelas.K4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 2</text:p>
                <draw:g>
                  <svg:desc>NumberLinkTabelas.J4:NumberLinkTabelas.J4</svg:desc>
                </draw:g>
              </table:table-cell>
              <table:table-cell office:value-type="string">
                <text:p>Sequencial</text:p>
                <draw:g>
                  <svg:desc>NumberLinkTabelas.K4:NumberLinkTabelas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umberlink1</text:p>
                <draw:g>
                  <svg:desc>NumberLinkTabelas.I5:NumberLinkTabelas.I6</svg:desc>
                </draw:g>
              </table:table-cell>
              <table:table-cell office:value-type="float" office:value="0.000015">
                <text:p>0.000015</text:p>
                <draw:g>
                  <svg:desc>NumberLinkTabelas.J5:NumberLinkTabelas.J6</svg:desc>
                </draw:g>
              </table:table-cell>
              <table:table-cell office:value-type="float" office:value="0.000015">
                <text:p>0.000015</text:p>
                <draw:g>
                  <svg:desc>NumberLinkTabelas.K5:NumberLinkTabelas.K6</svg:desc>
                </draw:g>
              </table:table-cell>
            </table:table-row>
            <table:table-row>
              <table:table-cell office:value-type="string">
                <text:p>Numberlink2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106">
                <text:p>0.0001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97cm" svg:y="0.316cm" chart:style-name="ch2">
          <text:p>Algoritmo A* - Number link</text:p>
        </chart:title>
        <chart:subtitle svg:x="5.04cm" svg:y="1.301cm" chart:style-name="ch3">
          <text:p>Puzzle 3 e 4 (tempo de execução)</text:p>
        </chart:subtitle>
        <chart:legend chart:legend-position="end" svg:x="13.509cm" svg:y="3.946cm" style:legend-expansion="high" chart:style-name="ch4"/>
        <chart:plot-area chart:style-name="ch5" table:cell-range-address="NumberLinkTabelas.I10:NumberLinkTabelas.K12" chart:data-source-has-labels="both" svg:x="0.32cm" svg:y="2.138cm" svg:width="12.869cm" svg:height="6.682cm">
          <chart:coordinate-region svg:x="1.629cm" svg:y="2.34cm" svg:width="11.56cm" svg:height="5.827cm"/>
          <chart:axis chart:dimension="x" chart:name="primary-x" chart:style-name="ch6" chartooo:axis-type="auto">
            <chartooo:date-scale/>
            <chart:categories table:cell-range-address="NumberLinkTabelas.I11:NumberLinkTabelas.I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NumberLinkTabelas.J11:NumberLinkTabelas.J12" chart:label-cell-address="NumberLinkTabelas.J10:NumberLinkTabelas.J10" chart:class="chart:bar">
            <chart:data-point chart:repeated="2"/>
          </chart:series>
          <chart:series chart:style-name="ch10" chart:values-cell-range-address="NumberLinkTabelas.K11:NumberLinkTabelas.K12" chart:label-cell-address="NumberLinkTabelas.K10:NumberLinkTabelas.K10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 2</text:p>
                <draw:g>
                  <svg:desc>NumberLinkTabelas.J10:NumberLinkTabelas.J10</svg:desc>
                </draw:g>
              </table:table-cell>
              <table:table-cell office:value-type="string">
                <text:p>Sequencial</text:p>
                <draw:g>
                  <svg:desc>NumberLinkTabelas.K10:NumberLinkTabelas.K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umberlink3</text:p>
                <draw:g>
                  <svg:desc>NumberLinkTabelas.I11:NumberLinkTabelas.I12</svg:desc>
                </draw:g>
              </table:table-cell>
              <table:table-cell office:value-type="float" office:value="0.002788">
                <text:p>0.002788</text:p>
                <draw:g>
                  <svg:desc>NumberLinkTabelas.J11:NumberLinkTabelas.J12</svg:desc>
                </draw:g>
              </table:table-cell>
              <table:table-cell office:value-type="float" office:value="0.001217">
                <text:p>0.001217</text:p>
                <draw:g>
                  <svg:desc>NumberLinkTabelas.K11:NumberLinkTabelas.K12</svg:desc>
                </draw:g>
              </table:table-cell>
            </table:table-row>
            <table:table-row>
              <table:table-cell office:value-type="string">
                <text:p>Numberlink4</text:p>
              </table:table-cell>
              <table:table-cell office:value-type="float" office:value="0.003038">
                <text:p>0.003038</text:p>
              </table:table-cell>
              <table:table-cell office:value-type="float" office:value="0.002153">
                <text:p>0.0021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97cm" svg:y="0.316cm" chart:style-name="ch2">
          <text:p>Algoritmo A* - Number link</text:p>
        </chart:title>
        <chart:subtitle svg:x="5.358cm" svg:y="1.301cm" chart:style-name="ch3">
          <text:p>Puzzle 5 (tempo de execução)</text:p>
        </chart:subtitle>
        <chart:plot-area chart:style-name="ch4" table:cell-range-address="NumberLinkTabelas.I16:NumberLinkTabelas.K17" chart:data-source-has-labels="both" svg:x="0.32cm" svg:y="2.138cm" svg:width="15.36cm" svg:height="6.682cm">
          <chart:coordinate-region svg:x="1.058cm" svg:y="2.34cm" svg:width="14.622cm" svg:height="5.827cm"/>
          <chart:axis chart:dimension="x" chart:name="primary-x" chart:style-name="ch5" chartooo:axis-type="auto">
            <chartooo:date-scale/>
            <chart:categories table:cell-range-address="NumberLinkTabelas.J16:NumberLinkTabelas.K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umberLinkTabelas.J17:NumberLinkTabelas.K17" chart:label-cell-address="NumberLinkTabelas.I17:NumberLinkTabelas.I1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 2</text:p>
                <draw:g>
                  <svg:desc>NumberLinkTabelas.J16:NumberLinkTabelas.K16</svg:desc>
                </draw:g>
              </table:table-cell>
              <table:table-cell office:value-type="string">
                <text:p>Sequencial</text:p>
              </table:table-cell>
            </table:table-row>
          </table:table-header-rows>
          <table:table-rows>
            <table:table-row>
              <table:table-cell office:value-type="string">
                <text:p>Numberlink5</text:p>
                <draw:g>
                  <svg:desc>NumberLinkTabelas.I17:NumberLinkTabelas.I17</svg:desc>
                </draw:g>
              </table:table-cell>
              <table:table-cell office:value-type="float" office:value="0.36644">
                <text:p>0.36644</text:p>
                <draw:g>
                  <svg:desc>NumberLinkTabelas.J17:NumberLinkTabelas.K17</svg:desc>
                </draw:g>
              </table:table-cell>
              <table:table-cell office:value-type="float" office:value="1.490045">
                <text:p>1.4900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35cm" svg:y="0.316cm" chart:style-name="ch2">
          <text:p>Algoritmo A* - Puzzle 8</text:p>
        </chart:title>
        <chart:subtitle svg:x="4.596cm" svg:y="1.301cm" chart:style-name="ch3">
          <text:p>Problemas fáceis (estados expandidos)</text:p>
        </chart:subtitle>
        <chart:legend chart:legend-position="end" svg:x="13.509cm" svg:y="3.694cm" style:legend-expansion="high" chart:style-name="ch4"/>
        <chart:plot-area chart:style-name="ch5" table:cell-range-address="Puzzle8Tabelas.N4:Puzzle8Tabelas.Q7" chart:data-source-has-labels="both" svg:x="0.32cm" svg:y="2.138cm" svg:width="12.869cm" svg:height="6.682cm">
          <chart:coordinate-region svg:x="1.333cm" svg:y="2.34cm" svg:width="11.856cm" svg:height="5.827cm"/>
          <chart:axis chart:dimension="x" chart:name="primary-x" chart:style-name="ch6" chartooo:axis-type="auto">
            <chartooo:date-scale/>
            <chart:categories table:cell-range-address="Puzzle8Tabelas.N5:Puzzle8Tabelas.N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Puzzle8Tabelas.O5:Puzzle8Tabelas.O7" chart:label-cell-address="Puzzle8Tabelas.O4:Puzzle8Tabelas.O4" chart:class="chart:bar">
            <chart:data-point chart:repeated="3"/>
          </chart:series>
          <chart:series chart:style-name="ch10" chart:values-cell-range-address="Puzzle8Tabelas.P5:Puzzle8Tabelas.P7" chart:label-cell-address="Puzzle8Tabelas.P4:Puzzle8Tabelas.P4" chart:class="chart:bar">
            <chart:data-point chart:repeated="3"/>
          </chart:series>
          <chart:series chart:style-name="ch11" chart:values-cell-range-address="Puzzle8Tabelas.Q5:Puzzle8Tabelas.Q7" chart:label-cell-address="Puzzle8Tabelas.Q4:Puzzle8Tabelas.Q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 1</text:p>
                <draw:g>
                  <svg:desc>Puzzle8Tabelas.O4:Puzzle8Tabelas.O4</svg:desc>
                </draw:g>
              </table:table-cell>
              <table:table-cell office:value-type="string">
                <text:p>Paralelo 2</text:p>
                <draw:g>
                  <svg:desc>Puzzle8Tabelas.P4:Puzzle8Tabelas.P4</svg:desc>
                </draw:g>
              </table:table-cell>
              <table:table-cell office:value-type="string">
                <text:p>Sequencial</text:p>
                <draw:g>
                  <svg:desc>Puzzle8Tabelas.Q4:Puzzle8Tabelas.Q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ácil1</text:p>
                <draw:g>
                  <svg:desc>Puzzle8Tabelas.N5:Puzzle8Tabelas.N7</svg:desc>
                </draw:g>
              </table:table-cell>
              <table:table-cell office:value-type="float" office:value="468">
                <text:p>468</text:p>
                <draw:g>
                  <svg:desc>Puzzle8Tabelas.O5:Puzzle8Tabelas.O7</svg:desc>
                </draw:g>
              </table:table-cell>
              <table:table-cell office:value-type="float" office:value="571">
                <text:p>571</text:p>
                <draw:g>
                  <svg:desc>Puzzle8Tabelas.P5:Puzzle8Tabelas.P7</svg:desc>
                </draw:g>
              </table:table-cell>
              <table:table-cell office:value-type="float" office:value="193">
                <text:p>193</text:p>
                <draw:g>
                  <svg:desc>Puzzle8Tabelas.Q5:Puzzle8Tabelas.Q7</svg:desc>
                </draw:g>
              </table:table-cell>
            </table:table-row>
            <table:table-row>
              <table:table-cell office:value-type="string">
                <text:p>Fácil2</text:p>
              </table:table-cell>
              <table:table-cell office:value-type="float" office:value="678">
                <text:p>678</text:p>
              </table:table-cell>
              <table:table-cell office:value-type="float" office:value="899">
                <text:p>89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Fácil3</text:p>
              </table:table-cell>
              <table:table-cell office:value-type="float" office:value="1101">
                <text:p>1101</text:p>
              </table:table-cell>
              <table:table-cell office:value-type="float" office:value="1593">
                <text:p>1593</text:p>
              </table:table-cell>
              <table:table-cell office:value-type="float" office:value="963">
                <text:p>9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35cm" svg:y="0.316cm" chart:style-name="ch2">
          <text:p>Algoritmo A* - Puzzle 8</text:p>
        </chart:title>
        <chart:subtitle svg:x="4.501cm" svg:y="1.301cm" chart:style-name="ch3">
          <text:p>Problemas difíceis (estados expandidos)</text:p>
        </chart:subtitle>
        <chart:legend chart:legend-position="end" svg:x="13.509cm" svg:y="3.694cm" style:legend-expansion="high" chart:style-name="ch4"/>
        <chart:plot-area chart:style-name="ch5" table:cell-range-address="Puzzle8Tabelas.N10:Puzzle8Tabelas.Q12" chart:data-source-has-labels="both" svg:x="0.32cm" svg:y="2.138cm" svg:width="12.869cm" svg:height="6.682cm">
          <chart:coordinate-region svg:x="1.524cm" svg:y="2.34cm" svg:width="11.665cm" svg:height="5.827cm"/>
          <chart:axis chart:dimension="x" chart:name="primary-x" chart:style-name="ch6" chartooo:axis-type="auto">
            <chartooo:date-scale/>
            <chart:categories table:cell-range-address="Puzzle8Tabelas.N11:Puzzle8Tabelas.N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Puzzle8Tabelas.O11:Puzzle8Tabelas.O12" chart:label-cell-address="Puzzle8Tabelas.O10:Puzzle8Tabelas.O10" chart:class="chart:bar">
            <chart:data-point chart:repeated="2"/>
          </chart:series>
          <chart:series chart:style-name="ch10" chart:values-cell-range-address="Puzzle8Tabelas.P11:Puzzle8Tabelas.P12" chart:label-cell-address="Puzzle8Tabelas.P10:Puzzle8Tabelas.P10" chart:class="chart:bar">
            <chart:data-point chart:repeated="2"/>
          </chart:series>
          <chart:series chart:style-name="ch11" chart:values-cell-range-address="Puzzle8Tabelas.Q11:Puzzle8Tabelas.Q12" chart:label-cell-address="Puzzle8Tabelas.Q10:Puzzle8Tabelas.Q10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 1</text:p>
                <draw:g>
                  <svg:desc>Puzzle8Tabelas.O10:Puzzle8Tabelas.O10</svg:desc>
                </draw:g>
              </table:table-cell>
              <table:table-cell office:value-type="string">
                <text:p>Paralelo 2</text:p>
                <draw:g>
                  <svg:desc>Puzzle8Tabelas.P10:Puzzle8Tabelas.P10</svg:desc>
                </draw:g>
              </table:table-cell>
              <table:table-cell office:value-type="string">
                <text:p>Sequencial</text:p>
                <draw:g>
                  <svg:desc>Puzzle8Tabelas.Q10:Puzzle8Tabelas.Q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fícil1</text:p>
                <draw:g>
                  <svg:desc>Puzzle8Tabelas.N11:Puzzle8Tabelas.N12</svg:desc>
                </draw:g>
              </table:table-cell>
              <table:table-cell office:value-type="float" office:value="20836">
                <text:p>20836</text:p>
                <draw:g>
                  <svg:desc>Puzzle8Tabelas.O11:Puzzle8Tabelas.O12</svg:desc>
                </draw:g>
              </table:table-cell>
              <table:table-cell office:value-type="float" office:value="13817">
                <text:p>13817</text:p>
                <draw:g>
                  <svg:desc>Puzzle8Tabelas.P11:Puzzle8Tabelas.P12</svg:desc>
                </draw:g>
              </table:table-cell>
              <table:table-cell office:value-type="float" office:value="14679">
                <text:p>14679</text:p>
                <draw:g>
                  <svg:desc>Puzzle8Tabelas.Q11:Puzzle8Tabelas.Q12</svg:desc>
                </draw:g>
              </table:table-cell>
            </table:table-row>
            <table:table-row>
              <table:table-cell office:value-type="string">
                <text:p>Difícil2</text:p>
              </table:table-cell>
              <table:table-cell office:value-type="float" office:value="26114">
                <text:p>26114</text:p>
              </table:table-cell>
              <table:table-cell office:value-type="float" office:value="24969">
                <text:p>24969</text:p>
              </table:table-cell>
              <table:table-cell office:value-type="float" office:value="23637">
                <text:p>2363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35cm" svg:y="0.316cm" chart:style-name="ch2">
          <text:p>Algoritmo A* - Puzzle 8</text:p>
        </chart:title>
        <chart:subtitle svg:x="4.099cm" svg:y="1.301cm" chart:style-name="ch3">
          <text:p>Problemas impossíveis (estados expandidos)</text:p>
        </chart:subtitle>
        <chart:legend chart:legend-position="end" svg:x="13.509cm" svg:y="3.694cm" style:legend-expansion="high" chart:style-name="ch4"/>
        <chart:plot-area chart:style-name="ch5" table:cell-range-address="Puzzle8Tabelas.N16:Puzzle8Tabelas.Q18" chart:data-source-has-labels="both" svg:x="0.32cm" svg:y="2.138cm" svg:width="12.869cm" svg:height="6.682cm">
          <chart:coordinate-region svg:x="1.714cm" svg:y="2.34cm" svg:width="11.475cm" svg:height="5.827cm"/>
          <chart:axis chart:dimension="x" chart:name="primary-x" chart:style-name="ch6" chartooo:axis-type="auto">
            <chartooo:date-scale/>
            <chart:categories table:cell-range-address="Puzzle8Tabelas.N17:Puzzle8Tabelas.N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Puzzle8Tabelas.O17:Puzzle8Tabelas.O18" chart:label-cell-address="Puzzle8Tabelas.O16:Puzzle8Tabelas.O16" chart:class="chart:bar">
            <chart:data-point chart:repeated="2"/>
          </chart:series>
          <chart:series chart:style-name="ch10" chart:values-cell-range-address="Puzzle8Tabelas.P17:Puzzle8Tabelas.P18" chart:label-cell-address="Puzzle8Tabelas.P16:Puzzle8Tabelas.P16" chart:class="chart:bar">
            <chart:data-point chart:repeated="2"/>
          </chart:series>
          <chart:series chart:style-name="ch11" chart:values-cell-range-address="Puzzle8Tabelas.Q17:Puzzle8Tabelas.Q18" chart:label-cell-address="Puzzle8Tabelas.Q16:Puzzle8Tabelas.Q1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 1</text:p>
                <draw:g>
                  <svg:desc>Puzzle8Tabelas.O16:Puzzle8Tabelas.O16</svg:desc>
                </draw:g>
              </table:table-cell>
              <table:table-cell office:value-type="string">
                <text:p>Paralelo 2</text:p>
                <draw:g>
                  <svg:desc>Puzzle8Tabelas.P16:Puzzle8Tabelas.P16</svg:desc>
                </draw:g>
              </table:table-cell>
              <table:table-cell office:value-type="string">
                <text:p>Sequencial</text:p>
                <draw:g>
                  <svg:desc>Puzzle8Tabelas.Q16:Puzzle8Tabelas.Q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mpossível1</text:p>
                <draw:g>
                  <svg:desc>Puzzle8Tabelas.N17:Puzzle8Tabelas.N18</svg:desc>
                </draw:g>
              </table:table-cell>
              <table:table-cell office:value-type="float" office:value="181439">
                <text:p>181439</text:p>
                <draw:g>
                  <svg:desc>Puzzle8Tabelas.O17:Puzzle8Tabelas.O18</svg:desc>
                </draw:g>
              </table:table-cell>
              <table:table-cell office:value-type="float" office:value="181439">
                <text:p>181439</text:p>
                <draw:g>
                  <svg:desc>Puzzle8Tabelas.P17:Puzzle8Tabelas.P18</svg:desc>
                </draw:g>
              </table:table-cell>
              <table:table-cell office:value-type="float" office:value="181439">
                <text:p>181439</text:p>
                <draw:g>
                  <svg:desc>Puzzle8Tabelas.Q17:Puzzle8Tabelas.Q18</svg:desc>
                </draw:g>
              </table:table-cell>
            </table:table-row>
            <table:table-row>
              <table:table-cell office:value-type="string">
                <text:p>Impossível2</text:p>
              </table:table-cell>
              <table:table-cell office:value-type="float" office:value="181439">
                <text:p>181439</text:p>
              </table:table-cell>
              <table:table-cell office:value-type="float" office:value="181439">
                <text:p>181439</text:p>
              </table:table-cell>
              <table:table-cell office:value-type="float" office:value="181439">
                <text:p>18143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